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NG" table:style-name="ta1" table:print="false">
        <table:table-column table:style-name="co1" table:number-columns-repeated="8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06" table:default-cell-style-name="Default"/>
        <table:table-row table:style-name="ro1">
          <table:table-cell table:style-name="ce1" office:value-type="string">
            <text:p>Notes:</text:p>
          </table:table-cell>
          <table:table-cell table:style-name="ce1" table:number-columns-repeated="5"/>
          <table:table-cell table:style-name="Default"/>
          <table:table-cell table:style-name="ce1" table:number-columns-repeated="6"/>
          <table:table-cell/>
          <table:table-cell table:style-name="ce1" table:number-columns-repeated="1004"/>
        </table:table-row>
        <table:table-row table:style-name="ro2">
          <table:table-cell table:style-name="ce1" office:value-type="string">
            <text:p>Word_ENG</text:p>
          </table:table-cell>
          <table:table-cell table:style-name="ce1" office:value-type="string">
            <text:p>Word/Pseudo</text:p>
          </table:table-cell>
          <table:table-cell table:style-name="ce1" office:value-type="string">
            <text:p>RT_par1_EN</text:p>
          </table:table-cell>
          <table:table-cell table:style-name="ce1" office:value-type="string">
            <text:p>RT_par2_EN</text:p>
          </table:table-cell>
          <table:table-cell table:style-name="ce1" office:value-type="string">
            <text:p>RT_par3_EN</text:p>
          </table:table-cell>
          <table:table-cell table:style-name="ce1" office:value-type="string">
            <text:p>RT_par4_EN</text:p>
          </table:table-cell>
          <table:table-cell table:style-name="Default" office:value-type="string">
            <text:p>RT_par5_EN</text:p>
          </table:table-cell>
          <table:table-cell table:style-name="ce1" office:value-type="string">
            <text:p>RT_par6_EN</text:p>
          </table:table-cell>
          <table:table-cell table:style-name="ce1" table:number-columns-repeated="2"/>
          <table:table-cell table:style-name="ce1" office:value-type="string">
            <text:p>word</text:p>
          </table:table-cell>
          <table:table-cell table:style-name="ce1" office:value-type="string">
            <text:p>RT</text:p>
          </table:table-cell>
          <table:table-cell table:style-name="ce1"/>
          <table:table-cell/>
          <table:table-cell table:style-name="ce1" table:number-columns-repeated="4"/>
          <table:table-cell table:style-name="ce1" office:value-type="string">
            <text:p>AverageRT_ENG</text:p>
          </table:table-cell>
          <table:table-cell table:style-name="ce1" table:number-columns-repeated="999"/>
        </table:table-row>
        <table:table-row table:style-name="ro1">
          <table:table-cell office:value-type="string">
            <text:p>abvance</text:p>
          </table:table-cell>
          <table:table-cell office:value-type="string">
            <text:p>pseudo</text:p>
          </table:table-cell>
          <table:table-cell office:value-type="float" office:value="1.30066153">
            <text:p>1.30066153</text:p>
          </table:table-cell>
          <table:table-cell office:value-type="float" office:value="1.398620797">
            <text:p>1.398620797</text:p>
          </table:table-cell>
          <table:table-cell office:value-type="float" office:value="1.333701185">
            <text:p>1.333701185</text:p>
          </table:table-cell>
          <table:table-cell office:value-type="float" office:value="1.000623014">
            <text:p>1.000623014</text:p>
          </table:table-cell>
          <table:table-cell office:value-type="float" office:value="2.039759847">
            <text:p>2.039759847</text:p>
          </table:table-cell>
          <table:table-cell office:value-type="float" office:value="1.182027173">
            <text:p>1.182027173</text:p>
          </table:table-cell>
          <table:table-cell table:number-columns-repeated="10"/>
          <table:table-cell table:formula="of:=AVERAGE([.C3:.S3])" office:value-type="float" office:value="0">
            <text:p>Err:522</text:p>
          </table:table-cell>
          <table:table-cell table:number-columns-repeated="999"/>
        </table:table-row>
        <table:table-row table:style-name="ro1">
          <table:table-cell office:value-type="string">
            <text:p>airport</text:p>
          </table:table-cell>
          <table:table-cell office:value-type="string">
            <text:p>normal</text:p>
          </table:table-cell>
          <table:table-cell office:value-type="float" office:value="1.083739218">
            <text:p>1.083739218</text:p>
          </table:table-cell>
          <table:table-cell office:value-type="float" office:value="0.6174103391">
            <text:p>0.6174103391</text:p>
          </table:table-cell>
          <table:table-cell office:value-type="float" office:value="0.7836185996">
            <text:p>0.7836185996</text:p>
          </table:table-cell>
          <table:table-cell office:value-type="float" office:value="0.68389473">
            <text:p>0.68389473</text:p>
          </table:table-cell>
          <table:table-cell office:value-type="float" office:value="1.025787756">
            <text:p>1.025787756</text:p>
          </table:table-cell>
          <table:table-cell office:value-type="float" office:value="1.374601632">
            <text:p>1.374601632</text:p>
          </table:table-cell>
          <table:table-cell table:number-columns-repeated="10"/>
          <table:table-cell table:formula="of:=AVERAGE([.C4:.F4])" office:value-type="float" office:value="0.792165721675">
            <text:p>0.7921657217</text:p>
          </table:table-cell>
          <table:table-cell table:number-columns-repeated="999"/>
        </table:table-row>
        <table:table-row table:style-name="ro1">
          <table:table-cell office:value-type="string">
            <text:p>anspire</text:p>
          </table:table-cell>
          <table:table-cell office:value-type="string">
            <text:p>pseudo</text:p>
          </table:table-cell>
          <table:table-cell office:value-type="float" office:value="0.9518751992">
            <text:p>0.9518751992</text:p>
          </table:table-cell>
          <table:table-cell office:value-type="float" office:value="1.484446991">
            <text:p>1.484446991</text:p>
          </table:table-cell>
          <table:table-cell office:value-type="float" office:value="2.050126052">
            <text:p>2.050126052</text:p>
          </table:table-cell>
          <table:table-cell office:value-type="float" office:value="0.964946416">
            <text:p>0.964946416</text:p>
          </table:table-cell>
          <table:table-cell office:value-type="float" office:value="2.5887005">
            <text:p>2.5887005</text:p>
          </table:table-cell>
          <table:table-cell office:value-type="float" office:value="6.393553665">
            <text:p>6.393553665</text:p>
          </table:table-cell>
          <table:table-cell table:number-columns-repeated="10"/>
          <table:table-cell table:formula="of:=AVERAGE([.C5:.F5])" office:value-type="float" office:value="1.36284866455">
            <text:p>1.3628486646</text:p>
          </table:table-cell>
          <table:table-cell table:number-columns-repeated="999"/>
        </table:table-row>
        <table:table-row table:style-name="ro1">
          <table:table-cell office:value-type="string">
            <text:p>antronaut</text:p>
          </table:table-cell>
          <table:table-cell office:value-type="string">
            <text:p>pseudo</text:p>
          </table:table-cell>
          <table:table-cell office:value-type="float" office:value="1.551190367">
            <text:p>1.551190367</text:p>
          </table:table-cell>
          <table:table-cell office:value-type="float" office:value="1.867593863">
            <text:p>1.867593863</text:p>
          </table:table-cell>
          <table:table-cell office:value-type="float" office:value="1.433924915">
            <text:p>1.433924915</text:p>
          </table:table-cell>
          <table:table-cell office:value-type="float" office:value="1.150984265">
            <text:p>1.150984265</text:p>
          </table:table-cell>
          <table:table-cell office:value-type="float" office:value="2.522860101">
            <text:p>2.522860101</text:p>
          </table:table-cell>
          <table:table-cell office:value-type="float" office:value="1.090656194">
            <text:p>1.090656194</text:p>
          </table:table-cell>
          <table:table-cell table:number-columns-repeated="10"/>
          <table:table-cell table:formula="of:=AVERAGE([.C6:.F6])" office:value-type="float" office:value="1.5009233525">
            <text:p>1.5009233525</text:p>
          </table:table-cell>
          <table:table-cell table:number-columns-repeated="999"/>
        </table:table-row>
        <table:table-row table:style-name="ro1">
          <table:table-cell office:value-type="string">
            <text:p>babysitter</text:p>
          </table:table-cell>
          <table:table-cell office:value-type="string">
            <text:p>normal</text:p>
          </table:table-cell>
          <table:table-cell office:value-type="float" office:value="0.8825884535">
            <text:p>0.8825884535</text:p>
          </table:table-cell>
          <table:table-cell office:value-type="float" office:value="1.000863285">
            <text:p>1.000863285</text:p>
          </table:table-cell>
          <table:table-cell office:value-type="float" office:value="2.634155647">
            <text:p>2.634155647</text:p>
          </table:table-cell>
          <table:table-cell office:value-type="float" office:value="0.8854409151">
            <text:p>0.8854409151</text:p>
          </table:table-cell>
          <table:table-cell office:value-type="float" office:value="1.522906586">
            <text:p>1.522906586</text:p>
          </table:table-cell>
          <table:table-cell office:value-type="float" office:value="0.7150071388">
            <text:p>0.7150071388</text:p>
          </table:table-cell>
          <table:table-cell table:number-columns-repeated="10"/>
          <table:table-cell table:formula="of:=AVERAGE([.C7:.F7])" office:value-type="float" office:value="1.35076207515">
            <text:p>1.3507620752</text:p>
          </table:table-cell>
          <table:table-cell table:number-columns-repeated="999"/>
        </table:table-row>
        <table:table-row table:style-name="ro1">
          <table:table-cell office:value-type="string">
            <text:p>blavour</text:p>
          </table:table-cell>
          <table:table-cell office:value-type="string">
            <text:p>pseudo</text:p>
          </table:table-cell>
          <table:table-cell office:value-type="float" office:value="1.000561437">
            <text:p>1.000561437</text:p>
          </table:table-cell>
          <table:table-cell office:value-type="float" office:value="0.8338557312">
            <text:p>0.8338557312</text:p>
          </table:table-cell>
          <table:table-cell office:value-type="float" office:value="1.467425794">
            <text:p>1.467425794</text:p>
          </table:table-cell>
          <table:table-cell office:value-type="float" office:value="1.234006293">
            <text:p>1.234006293</text:p>
          </table:table-cell>
          <table:table-cell office:value-type="float" office:value="4.176068025">
            <text:p>4.176068025</text:p>
          </table:table-cell>
          <table:table-cell office:value-type="float" office:value="2.53908038">
            <text:p>2.53908038</text:p>
          </table:table-cell>
          <table:table-cell table:number-columns-repeated="10"/>
          <table:table-cell table:formula="of:=AVERAGE([.C8:.F8])" office:value-type="float" office:value="1.1339623138">
            <text:p>1.1339623138</text:p>
          </table:table-cell>
          <table:table-cell table:number-columns-repeated="999"/>
        </table:table-row>
        <table:table-row table:style-name="ro1">
          <table:table-cell office:value-type="string">
            <text:p>chindren</text:p>
          </table:table-cell>
          <table:table-cell office:value-type="string">
            <text:p>pseudo</text:p>
          </table:table-cell>
          <table:table-cell office:value-type="float" office:value="1.250929088">
            <text:p>1.250929088</text:p>
          </table:table-cell>
          <table:table-cell office:value-type="float" office:value="0.8506318278">
            <text:p>0.8506318278</text:p>
          </table:table-cell>
          <table:table-cell office:value-type="float" office:value="1.850644505">
            <text:p>1.850644505</text:p>
          </table:table-cell>
          <table:table-cell office:value-type="float" office:value="0.8670976248">
            <text:p>0.8670976248</text:p>
          </table:table-cell>
          <table:table-cell office:value-type="float" office:value="2.161561054">
            <text:p>2.161561054</text:p>
          </table:table-cell>
          <table:table-cell office:value-type="float" office:value="0.9645409295">
            <text:p>0.9645409295</text:p>
          </table:table-cell>
          <table:table-cell table:number-columns-repeated="10"/>
          <table:table-cell table:formula="of:=AVERAGE([.C9:.F9])" office:value-type="float" office:value="1.2048257614">
            <text:p>1.2048257614</text:p>
          </table:table-cell>
          <table:table-cell table:number-columns-repeated="999"/>
        </table:table-row>
        <table:table-row table:style-name="ro1">
          <table:table-cell office:value-type="string">
            <text:p>combition</text:p>
          </table:table-cell>
          <table:table-cell office:value-type="string">
            <text:p>pseudo</text:p>
          </table:table-cell>
          <table:table-cell office:value-type="float" office:value="1.217288151">
            <text:p>1.217288151</text:p>
          </table:table-cell>
          <table:table-cell office:value-type="float" office:value="4.81722754">
            <text:p>4.81722754</text:p>
          </table:table-cell>
          <table:table-cell office:value-type="float" office:value="2.067284287">
            <text:p>2.067284287</text:p>
          </table:table-cell>
          <table:table-cell office:value-type="float" office:value="1.39926494">
            <text:p>1.39926494</text:p>
          </table:table-cell>
          <table:table-cell office:value-type="float" office:value="2.087264594">
            <text:p>2.087264594</text:p>
          </table:table-cell>
          <table:table-cell office:value-type="float" office:value="2.808184395">
            <text:p>2.808184395</text:p>
          </table:table-cell>
          <table:table-cell table:number-columns-repeated="10"/>
          <table:table-cell table:formula="of:=AVERAGE([.C10:.F10])" office:value-type="float" office:value="2.3752662295">
            <text:p>2.3752662295</text:p>
          </table:table-cell>
          <table:table-cell table:number-columns-repeated="999"/>
        </table:table-row>
        <table:table-row table:style-name="ro1">
          <table:table-cell office:value-type="string">
            <text:p>countryside</text:p>
          </table:table-cell>
          <table:table-cell office:value-type="string">
            <text:p>normal</text:p>
          </table:table-cell>
          <table:table-cell office:value-type="float" office:value="1.300643419">
            <text:p>1.300643419</text:p>
          </table:table-cell>
          <table:table-cell office:value-type="float" office:value="0.9830953163">
            <text:p>0.9830953163</text:p>
          </table:table-cell>
          <table:table-cell office:value-type="float" office:value="0.8344226014">
            <text:p>0.8344226014</text:p>
          </table:table-cell>
          <table:table-cell office:value-type="float" office:value="1.91670148">
            <text:p>1.91670148</text:p>
          </table:table-cell>
          <table:table-cell office:value-type="float" office:value="0.9997005636">
            <text:p>0.9997005636</text:p>
          </table:table-cell>
          <table:table-cell office:value-type="float" office:value="0.7826906417">
            <text:p>0.7826906417</text:p>
          </table:table-cell>
          <table:table-cell table:number-columns-repeated="10"/>
          <table:table-cell table:formula="of:=AVERAGE([.C11:.F11])" office:value-type="float" office:value="1.258715704175">
            <text:p>1.2587157042</text:p>
          </table:table-cell>
          <table:table-cell table:number-columns-repeated="999"/>
        </table:table-row>
        <table:table-row table:style-name="ro1">
          <table:table-cell office:value-type="string">
            <text:p>darection</text:p>
          </table:table-cell>
          <table:table-cell office:value-type="string">
            <text:p>pseudo</text:p>
          </table:table-cell>
          <table:table-cell office:value-type="float" office:value="1.183970796">
            <text:p>1.183970796</text:p>
          </table:table-cell>
          <table:table-cell office:value-type="float" office:value="1.165886491">
            <text:p>1.165886491</text:p>
          </table:table-cell>
          <table:table-cell office:value-type="float" office:value="2.817080842">
            <text:p>2.817080842</text:p>
          </table:table-cell>
          <table:table-cell office:value-type="float" office:value="1.317380275">
            <text:p>1.317380275</text:p>
          </table:table-cell>
          <table:table-cell office:value-type="float" office:value="2.390411997">
            <text:p>2.390411997</text:p>
          </table:table-cell>
          <table:table-cell office:value-type="float" office:value="1.181054608">
            <text:p>1.181054608</text:p>
          </table:table-cell>
          <table:table-cell table:number-columns-repeated="10"/>
          <table:table-cell table:formula="of:=AVERAGE([.C12:.F12])" office:value-type="float" office:value="1.621079601">
            <text:p>1.621079601</text:p>
          </table:table-cell>
          <table:table-cell table:number-columns-repeated="999"/>
        </table:table-row>
        <table:table-row table:style-name="ro1">
          <table:table-cell office:value-type="string">
            <text:p>daredevil</text:p>
          </table:table-cell>
          <table:table-cell office:value-type="string">
            <text:p>normal</text:p>
          </table:table-cell>
          <table:table-cell office:value-type="float" office:value="0.8343356692">
            <text:p>0.8343356692</text:p>
          </table:table-cell>
          <table:table-cell office:value-type="float" office:value="1.400108907">
            <text:p>1.400108907</text:p>
          </table:table-cell>
          <table:table-cell office:value-type="float" office:value="2.38359904">
            <text:p>2.38359904</text:p>
          </table:table-cell>
          <table:table-cell office:value-type="float" office:value="1.884224469">
            <text:p>1.884224469</text:p>
          </table:table-cell>
          <table:table-cell office:value-type="float" office:value="1.697619903">
            <text:p>1.697619903</text:p>
          </table:table-cell>
          <table:table-cell office:value-type="float" office:value="0.9071469321">
            <text:p>0.9071469321</text:p>
          </table:table-cell>
          <table:table-cell table:number-columns-repeated="10"/>
          <table:table-cell table:formula="of:=AVERAGE([.C13:.F13])" office:value-type="float" office:value="1.6255670213">
            <text:p>1.6255670213</text:p>
          </table:table-cell>
          <table:table-cell table:number-columns-repeated="999"/>
        </table:table-row>
        <table:table-row table:style-name="ro1">
          <table:table-cell office:value-type="string">
            <text:p>database</text:p>
          </table:table-cell>
          <table:table-cell office:value-type="string">
            <text:p>normal</text:p>
          </table:table-cell>
          <table:table-cell office:value-type="float" office:value="1.566418588">
            <text:p>1.566418588</text:p>
          </table:table-cell>
          <table:table-cell office:value-type="float" office:value="1.701411561">
            <text:p>1.701411561</text:p>
          </table:table-cell>
          <table:table-cell office:value-type="float" office:value="1.184378894">
            <text:p>1.184378894</text:p>
          </table:table-cell>
          <table:table-cell office:value-type="float" office:value="1.116079794">
            <text:p>1.116079794</text:p>
          </table:table-cell>
          <table:table-cell office:value-type="float" office:value="1.758466475">
            <text:p>1.758466475</text:p>
          </table:table-cell>
          <table:table-cell office:value-type="float" office:value="0.7021150717">
            <text:p>0.7021150717</text:p>
          </table:table-cell>
          <table:table-cell table:number-columns-repeated="10"/>
          <table:table-cell table:formula="of:=AVERAGE([.C14:.F14])" office:value-type="float" office:value="1.39207220925">
            <text:p>1.3920722093</text:p>
          </table:table-cell>
          <table:table-cell table:number-columns-repeated="999"/>
        </table:table-row>
        <table:table-row table:style-name="ro1">
          <table:table-cell office:value-type="string">
            <text:p>edectric</text:p>
          </table:table-cell>
          <table:table-cell office:value-type="string">
            <text:p>pseudo</text:p>
          </table:table-cell>
          <table:table-cell office:value-type="float" office:value="0.9176782592">
            <text:p>0.9176782592</text:p>
          </table:table-cell>
          <table:table-cell office:value-type="float" office:value="2.250322977">
            <text:p>2.250322977</text:p>
          </table:table-cell>
          <table:table-cell office:value-type="float" office:value="2.550399526">
            <text:p>2.550399526</text:p>
          </table:table-cell>
          <table:table-cell office:value-type="float" office:value="0.8015755247">
            <text:p>0.8015755247</text:p>
          </table:table-cell>
          <table:table-cell office:value-type="float" office:value="2.472991255">
            <text:p>2.472991255</text:p>
          </table:table-cell>
          <table:table-cell office:value-type="float" office:value="0.9655696386">
            <text:p>0.9655696386</text:p>
          </table:table-cell>
          <table:table-cell table:number-columns-repeated="10"/>
          <table:table-cell table:formula="of:=AVERAGE([.C15:.F15])" office:value-type="float" office:value="1.629994071725">
            <text:p>1.6299940717</text:p>
          </table:table-cell>
          <table:table-cell table:number-columns-repeated="999"/>
        </table:table-row>
        <table:table-row table:style-name="ro1">
          <table:table-cell office:value-type="string">
            <text:p>factomy</text:p>
          </table:table-cell>
          <table:table-cell office:value-type="string">
            <text:p>pseudo</text:p>
          </table:table-cell>
          <table:table-cell office:value-type="float" office:value="2.566436699">
            <text:p>2.566436699</text:p>
          </table:table-cell>
          <table:table-cell office:value-type="float" office:value="1.183534324">
            <text:p>1.183534324</text:p>
          </table:table-cell>
          <table:table-cell office:value-type="float" office:value="1.782922539">
            <text:p>1.782922539</text:p>
          </table:table-cell>
          <table:table-cell office:value-type="float" office:value="0.9505977794">
            <text:p>0.9505977794</text:p>
          </table:table-cell>
          <table:table-cell office:value-type="float" office:value="2.371538445">
            <text:p>2.371538445</text:p>
          </table:table-cell>
          <table:table-cell office:value-type="float" office:value="1.252127297">
            <text:p>1.252127297</text:p>
          </table:table-cell>
          <table:table-cell table:number-columns-repeated="10"/>
          <table:table-cell table:formula="of:=AVERAGE([.C16:.F16])" office:value-type="float" office:value="1.62087283535">
            <text:p>1.6208728354</text:p>
          </table:table-cell>
          <table:table-cell table:number-columns-repeated="999"/>
        </table:table-row>
        <table:table-row table:style-name="ro1">
          <table:table-cell office:value-type="string">
            <text:p>fadness</text:p>
          </table:table-cell>
          <table:table-cell office:value-type="string">
            <text:p>pseudo</text:p>
          </table:table-cell>
          <table:table-cell office:value-type="float" office:value="1.200626153">
            <text:p>1.200626153</text:p>
          </table:table-cell>
          <table:table-cell office:value-type="float" office:value="1.517326063">
            <text:p>1.517326063</text:p>
          </table:table-cell>
          <table:table-cell office:value-type="float" office:value="3.033539516">
            <text:p>3.033539516</text:p>
          </table:table-cell>
          <table:table-cell office:value-type="float" office:value="3.202008616">
            <text:p>3.202008616</text:p>
          </table:table-cell>
          <table:table-cell office:value-type="float" office:value="1.678519359">
            <text:p>1.678519359</text:p>
          </table:table-cell>
          <table:table-cell office:value-type="float" office:value="1.656051363">
            <text:p>1.656051363</text:p>
          </table:table-cell>
          <table:table-cell table:number-columns-repeated="10"/>
          <table:table-cell table:formula="of:=AVERAGE([.C17:.F17])" office:value-type="float" office:value="2.238375087">
            <text:p>2.238375087</text:p>
          </table:table-cell>
          <table:table-cell table:number-columns-repeated="999"/>
        </table:table-row>
        <table:table-row table:style-name="ro1">
          <table:table-cell office:value-type="string">
            <text:p>financt</text:p>
          </table:table-cell>
          <table:table-cell office:value-type="string">
            <text:p>pseudo</text:p>
          </table:table-cell>
          <table:table-cell office:value-type="float" office:value="0.8337205034">
            <text:p>0.8337205034</text:p>
          </table:table-cell>
          <table:table-cell office:value-type="float" office:value="1.766913739">
            <text:p>1.766913739</text:p>
          </table:table-cell>
          <table:table-cell office:value-type="float" office:value="2.684675912">
            <text:p>2.684675912</text:p>
          </table:table-cell>
          <table:table-cell office:value-type="float" office:value="1.200645471">
            <text:p>1.200645471</text:p>
          </table:table-cell>
          <table:table-cell office:value-type="float" office:value="5.644541171">
            <text:p>5.644541171</text:p>
          </table:table-cell>
          <table:table-cell office:value-type="float" office:value="0.9304148342">
            <text:p>0.9304148342</text:p>
          </table:table-cell>
          <table:table-cell table:number-columns-repeated="10"/>
          <table:table-cell table:formula="of:=AVERAGE([.C18:.F18])" office:value-type="float" office:value="1.62148890635">
            <text:p>1.6214889064</text:p>
          </table:table-cell>
          <table:table-cell table:number-columns-repeated="999"/>
        </table:table-row>
        <table:table-row table:style-name="ro1">
          <table:table-cell office:value-type="string">
            <text:p>firection</text:p>
          </table:table-cell>
          <table:table-cell office:value-type="string">
            <text:p>pseudo</text:p>
          </table:table-cell>
          <table:table-cell office:value-type="float" office:value="0.934654179">
            <text:p>0.934654179</text:p>
          </table:table-cell>
          <table:table-cell office:value-type="float" office:value="1.768307672">
            <text:p>1.768307672</text:p>
          </table:table-cell>
          <table:table-cell office:value-type="float" office:value="1.050635571">
            <text:p>1.050635571</text:p>
          </table:table-cell>
          <table:table-cell office:value-type="float" office:value="1.634246202">
            <text:p>1.634246202</text:p>
          </table:table-cell>
          <table:table-cell office:value-type="float" office:value="3.430109663">
            <text:p>3.430109663</text:p>
          </table:table-cell>
          <table:table-cell office:value-type="float" office:value="1.899891032">
            <text:p>1.899891032</text:p>
          </table:table-cell>
          <table:table-cell table:number-columns-repeated="10"/>
          <table:table-cell table:formula="of:=AVERAGE([.C19:.F19])" office:value-type="float" office:value="1.346960906">
            <text:p>1.346960906</text:p>
          </table:table-cell>
          <table:table-cell table:number-columns-repeated="999"/>
        </table:table-row>
        <table:table-row table:style-name="ro1">
          <table:table-cell office:value-type="string">
            <text:p>flunder</text:p>
          </table:table-cell>
          <table:table-cell office:value-type="string">
            <text:p>pseudo</text:p>
          </table:table-cell>
          <table:table-cell office:value-type="float" office:value="1.200641849">
            <text:p>1.200641849</text:p>
          </table:table-cell>
          <table:table-cell office:value-type="float" office:value="0.9175599349">
            <text:p>0.9175599349</text:p>
          </table:table-cell>
          <table:table-cell office:value-type="float" office:value="1.534051449">
            <text:p>1.534051449</text:p>
          </table:table-cell>
          <table:table-cell office:value-type="float" office:value="1.150810401">
            <text:p>1.150810401</text:p>
          </table:table-cell>
          <table:table-cell office:value-type="float" office:value="3.040588731">
            <text:p>3.040588731</text:p>
          </table:table-cell>
          <table:table-cell office:value-type="float" office:value="0.9238501731">
            <text:p>0.9238501731</text:p>
          </table:table-cell>
          <table:table-cell table:number-columns-repeated="10"/>
          <table:table-cell table:formula="of:=AVERAGE([.C20:.F20])" office:value-type="float" office:value="1.200765908475">
            <text:p>1.2007659085</text:p>
          </table:table-cell>
          <table:table-cell table:number-columns-repeated="999"/>
        </table:table-row>
        <table:table-row table:style-name="ro1">
          <table:table-cell office:value-type="string">
            <text:p>helicomter</text:p>
          </table:table-cell>
          <table:table-cell office:value-type="string">
            <text:p>pseudo</text:p>
          </table:table-cell>
          <table:table-cell office:value-type="float" office:value="1.051366646">
            <text:p>1.051366646</text:p>
          </table:table-cell>
          <table:table-cell office:value-type="float" office:value="2.367729694">
            <text:p>2.367729694</text:p>
          </table:table-cell>
          <table:table-cell office:value-type="float" office:value="2.717196993">
            <text:p>2.717196993</text:p>
          </table:table-cell>
          <table:table-cell office:value-type="float" office:value="1.351469757">
            <text:p>1.351469757</text:p>
          </table:table-cell>
          <table:table-cell office:value-type="float" office:value="1.558659056">
            <text:p>1.558659056</text:p>
          </table:table-cell>
          <table:table-cell office:value-type="float" office:value="1.108042223">
            <text:p>1.108042223</text:p>
          </table:table-cell>
          <table:table-cell table:number-columns-repeated="10"/>
          <table:table-cell table:formula="of:=AVERAGE([.C21:.F21])" office:value-type="float" office:value="1.8719407725">
            <text:p>1.8719407725</text:p>
          </table:table-cell>
          <table:table-cell table:number-columns-repeated="999"/>
        </table:table-row>
        <table:table-row table:style-name="ro1">
          <table:table-cell office:value-type="string">
            <text:p>inpasion</text:p>
          </table:table-cell>
          <table:table-cell office:value-type="string">
            <text:p>pseudo</text:p>
          </table:table-cell>
          <table:table-cell office:value-type="float" office:value="1.016476664">
            <text:p>1.016476664</text:p>
          </table:table-cell>
          <table:table-cell office:value-type="float" office:value="5.034308624">
            <text:p>5.034308624</text:p>
          </table:table-cell>
          <table:table-cell office:value-type="float" office:value="2.48359095">
            <text:p>2.48359095</text:p>
          </table:table-cell>
          <table:table-cell office:value-type="float" office:value="1.33494842">
            <text:p>1.33494842</text:p>
          </table:table-cell>
          <table:table-cell office:value-type="float" office:value="3.201992822">
            <text:p>3.201992822</text:p>
          </table:table-cell>
          <table:table-cell office:value-type="float" office:value="1.261457519">
            <text:p>1.261457519</text:p>
          </table:table-cell>
          <table:table-cell table:number-columns-repeated="10"/>
          <table:table-cell table:formula="of:=AVERAGE([.C22:.F22])" office:value-type="float" office:value="2.4673311645">
            <text:p>2.4673311645</text:p>
          </table:table-cell>
          <table:table-cell table:number-columns-repeated="999"/>
        </table:table-row>
        <table:table-row table:style-name="ro1">
          <table:table-cell office:value-type="string">
            <text:p>inspeltion</text:p>
          </table:table-cell>
          <table:table-cell office:value-type="string">
            <text:p>pseudo</text:p>
          </table:table-cell>
          <table:table-cell office:value-type="float" office:value="0.8003035381">
            <text:p>0.8003035381</text:p>
          </table:table-cell>
          <table:table-cell office:value-type="float" office:value="2.067361561">
            <text:p>2.067361561</text:p>
          </table:table-cell>
          <table:table-cell office:value-type="float" office:value="4.234379377">
            <text:p>4.234379377</text:p>
          </table:table-cell>
          <table:table-cell office:value-type="float" office:value="1.267250601">
            <text:p>1.267250601</text:p>
          </table:table-cell>
          <table:table-cell office:value-type="float" office:value="4.147922207">
            <text:p>4.147922207</text:p>
          </table:table-cell>
          <table:table-cell office:value-type="float" office:value="1.483217976">
            <text:p>1.483217976</text:p>
          </table:table-cell>
          <table:table-cell table:number-columns-repeated="10"/>
          <table:table-cell table:formula="of:=AVERAGE([.C23:.F23])" office:value-type="float" office:value="2.092323769275">
            <text:p>2.0923237693</text:p>
          </table:table-cell>
          <table:table-cell table:number-columns-repeated="999"/>
        </table:table-row>
        <table:table-row table:style-name="ro1">
          <table:table-cell office:value-type="string">
            <text:p>jepdyfish</text:p>
          </table:table-cell>
          <table:table-cell office:value-type="string">
            <text:p>pseudo</text:p>
          </table:table-cell>
          <table:table-cell office:value-type="float" office:value="1.183962344">
            <text:p>1.183962344</text:p>
          </table:table-cell>
          <table:table-cell office:value-type="float" office:value="0.8852887838">
            <text:p>0.8852887838</text:p>
          </table:table-cell>
          <table:table-cell office:value-type="float" office:value="2.434052295">
            <text:p>2.434052295</text:p>
          </table:table-cell>
          <table:table-cell office:value-type="float" office:value="1.100899869">
            <text:p>1.100899869</text:p>
          </table:table-cell>
          <table:table-cell office:value-type="float" office:value="3.570914821">
            <text:p>3.570914821</text:p>
          </table:table-cell>
          <table:table-cell office:value-type="float" office:value="1.356440449">
            <text:p>1.356440449</text:p>
          </table:table-cell>
          <table:table-cell table:number-columns-repeated="10"/>
          <table:table-cell table:formula="of:=AVERAGE([.C24:.F24])" office:value-type="float" office:value="1.40105082295">
            <text:p>1.401050823</text:p>
          </table:table-cell>
          <table:table-cell table:number-columns-repeated="999"/>
        </table:table-row>
        <table:table-row table:style-name="ro1">
          <table:table-cell office:value-type="string">
            <text:p>laptop</text:p>
          </table:table-cell>
          <table:table-cell office:value-type="string">
            <text:p>normal</text:p>
          </table:table-cell>
          <table:table-cell office:value-type="float" office:value="0.9840545886">
            <text:p>0.9840545886</text:p>
          </table:table-cell>
          <table:table-cell office:value-type="float" office:value="1.217815177">
            <text:p>1.217815177</text:p>
          </table:table-cell>
          <table:table-cell office:value-type="float" office:value="1.050541998">
            <text:p>1.050541998</text:p>
          </table:table-cell>
          <table:table-cell office:value-type="float" office:value="0.784064127">
            <text:p>0.784064127</text:p>
          </table:table-cell>
          <table:table-cell office:value-type="float" office:value="0.7163026844">
            <text:p>0.7163026844</text:p>
          </table:table-cell>
          <table:table-cell office:value-type="float" office:value="0.8582880808">
            <text:p>0.8582880808</text:p>
          </table:table-cell>
          <table:table-cell table:number-columns-repeated="10"/>
          <table:table-cell table:formula="of:=AVERAGE([.C25:.F25])" office:value-type="float" office:value="1.00911897265">
            <text:p>1.0091189727</text:p>
          </table:table-cell>
          <table:table-cell table:number-columns-repeated="999"/>
        </table:table-row>
        <table:table-row table:style-name="ro1">
          <table:table-cell office:value-type="string">
            <text:p>meather</text:p>
          </table:table-cell>
          <table:table-cell office:value-type="string">
            <text:p>pseudo</text:p>
          </table:table-cell>
          <table:table-cell office:value-type="float" office:value="1.150085363">
            <text:p>1.150085363</text:p>
          </table:table-cell>
          <table:table-cell office:value-type="float" office:value="2.717264003">
            <text:p>2.717264003</text:p>
          </table:table-cell>
          <table:table-cell office:value-type="float" office:value="1.900784442">
            <text:p>1.900784442</text:p>
          </table:table-cell>
          <table:table-cell office:value-type="float" office:value="1.000551174">
            <text:p>1.000551174</text:p>
          </table:table-cell>
          <table:table-cell office:value-type="float" office:value="2.179442722">
            <text:p>2.179442722</text:p>
          </table:table-cell>
          <table:table-cell office:value-type="float" office:value="1.037361941">
            <text:p>1.037361941</text:p>
          </table:table-cell>
          <table:table-cell table:number-columns-repeated="10"/>
          <table:table-cell table:formula="of:=AVERAGE([.C26:.F26])" office:value-type="float" office:value="1.6921712455">
            <text:p>1.6921712455</text:p>
          </table:table-cell>
          <table:table-cell table:number-columns-repeated="999"/>
        </table:table-row>
        <table:table-row table:style-name="ro1">
          <table:table-cell office:value-type="string">
            <text:p>monitod</text:p>
          </table:table-cell>
          <table:table-cell office:value-type="string">
            <text:p>pseudo</text:p>
          </table:table-cell>
          <table:table-cell office:value-type="float" office:value="1.067385105">
            <text:p>1.067385105</text:p>
          </table:table-cell>
          <table:table-cell office:value-type="float" office:value="1.46618701">
            <text:p>1.46618701</text:p>
          </table:table-cell>
          <table:table-cell office:value-type="float" office:value="2.316864719">
            <text:p>2.316864719</text:p>
          </table:table-cell>
          <table:table-cell office:value-type="float" office:value="0.8499086005">
            <text:p>0.8499086005</text:p>
          </table:table-cell>
          <table:table-cell office:value-type="float" office:value="2.557416033">
            <text:p>2.557416033</text:p>
          </table:table-cell>
          <table:table-cell office:value-type="float" office:value="0.6996278174">
            <text:p>0.6996278174</text:p>
          </table:table-cell>
          <table:table-cell table:number-columns-repeated="10"/>
          <table:table-cell table:formula="of:=AVERAGE([.C27:.F27])" office:value-type="float" office:value="1.425086358625">
            <text:p>1.4250863586</text:p>
          </table:table-cell>
          <table:table-cell table:number-columns-repeated="999"/>
        </table:table-row>
        <table:table-row table:style-name="ro1">
          <table:table-cell office:value-type="string">
            <text:p>motebook</text:p>
          </table:table-cell>
          <table:table-cell office:value-type="string">
            <text:p>pseudo</text:p>
          </table:table-cell>
          <table:table-cell office:value-type="float" office:value="0.8330021057">
            <text:p>0.8330021057</text:p>
          </table:table-cell>
          <table:table-cell office:value-type="float" office:value="1.283520197">
            <text:p>1.283520197</text:p>
          </table:table-cell>
          <table:table-cell office:value-type="float" office:value="1.151883772">
            <text:p>1.151883772</text:p>
          </table:table-cell>
          <table:table-cell office:value-type="float" office:value="0.8832114673">
            <text:p>0.8832114673</text:p>
          </table:table-cell>
          <table:table-cell office:value-type="float" office:value="1.857012457">
            <text:p>1.857012457</text:p>
          </table:table-cell>
          <table:table-cell office:value-type="float" office:value="0.7741693808">
            <text:p>0.7741693808</text:p>
          </table:table-cell>
          <table:table-cell table:number-columns-repeated="10"/>
          <table:table-cell table:formula="of:=AVERAGE([.C28:.F28])" office:value-type="float" office:value="1.0379043855">
            <text:p>1.0379043855</text:p>
          </table:table-cell>
          <table:table-cell table:number-columns-repeated="999"/>
        </table:table-row>
        <table:table-row table:style-name="ro1">
          <table:table-cell office:value-type="string">
            <text:p>nightmare</text:p>
          </table:table-cell>
          <table:table-cell office:value-type="string">
            <text:p>normal</text:p>
          </table:table-cell>
          <table:table-cell office:value-type="float" office:value="0.8842093761">
            <text:p>0.8842093761</text:p>
          </table:table-cell>
          <table:table-cell office:value-type="float" office:value="1.818645017">
            <text:p>1.818645017</text:p>
          </table:table-cell>
          <table:table-cell office:value-type="float" office:value="1.667426518">
            <text:p>1.667426518</text:p>
          </table:table-cell>
          <table:table-cell office:value-type="float" office:value="1.018311294">
            <text:p>1.018311294</text:p>
          </table:table-cell>
          <table:table-cell office:value-type="float" office:value="1.265280767">
            <text:p>1.265280767</text:p>
          </table:table-cell>
          <table:table-cell office:value-type="float" office:value="1.075213484">
            <text:p>1.075213484</text:p>
          </table:table-cell>
          <table:table-cell table:number-columns-repeated="10"/>
          <table:table-cell table:formula="of:=AVERAGE([.C29:.F29])" office:value-type="float" office:value="1.347148051275">
            <text:p>1.3471480513</text:p>
          </table:table-cell>
          <table:table-cell table:number-columns-repeated="999"/>
        </table:table-row>
        <table:table-row table:style-name="ro1">
          <table:table-cell office:value-type="string">
            <text:p>oberation</text:p>
          </table:table-cell>
          <table:table-cell office:value-type="string">
            <text:p>pseudo</text:p>
          </table:table-cell>
          <table:table-cell office:value-type="float" office:value="3.367464672">
            <text:p>3.367464672</text:p>
          </table:table-cell>
          <table:table-cell office:value-type="float" office:value="1.200687126">
            <text:p>1.200687126</text:p>
          </table:table-cell>
          <table:table-cell office:value-type="float" office:value="1.450564576">
            <text:p>1.450564576</text:p>
          </table:table-cell>
          <table:table-cell office:value-type="float" office:value="1.234064248">
            <text:p>1.234064248</text:p>
          </table:table-cell>
          <table:table-cell office:value-type="float" office:value="1.525450588">
            <text:p>1.525450588</text:p>
          </table:table-cell>
          <table:table-cell office:value-type="float" office:value="0.8325117948">
            <text:p>0.8325117948</text:p>
          </table:table-cell>
          <table:table-cell table:number-columns-repeated="10"/>
          <table:table-cell table:formula="of:=AVERAGE([.C30:.F30])" office:value-type="float" office:value="1.8131951555">
            <text:p>1.8131951555</text:p>
          </table:table-cell>
          <table:table-cell table:number-columns-repeated="999"/>
        </table:table-row>
        <table:table-row table:style-name="ro1">
          <table:table-cell office:value-type="string">
            <text:p>oplosite</text:p>
          </table:table-cell>
          <table:table-cell office:value-type="string">
            <text:p>pseudo</text:p>
          </table:table-cell>
          <table:table-cell office:value-type="float" office:value="0.9008218712">
            <text:p>0.9008218712</text:p>
          </table:table-cell>
          <table:table-cell office:value-type="float" office:value="2.298750229">
            <text:p>2.298750229</text:p>
          </table:table-cell>
          <table:table-cell office:value-type="float" office:value="2.14905908">
            <text:p>2.14905908</text:p>
          </table:table-cell>
          <table:table-cell office:value-type="float" office:value="1.649778082">
            <text:p>1.649778082</text:p>
          </table:table-cell>
          <table:table-cell office:value-type="float" office:value="2.589227532">
            <text:p>2.589227532</text:p>
          </table:table-cell>
          <table:table-cell office:value-type="float" office:value="1.166638192">
            <text:p>1.166638192</text:p>
          </table:table-cell>
          <table:table-cell table:number-columns-repeated="10"/>
          <table:table-cell table:formula="of:=AVERAGE([.C31:.F31])" office:value-type="float" office:value="1.74960231555">
            <text:p>1.7496023156</text:p>
          </table:table-cell>
          <table:table-cell table:number-columns-repeated="999"/>
        </table:table-row>
        <table:table-row table:style-name="ro1">
          <table:table-cell office:value-type="string">
            <text:p>paperback</text:p>
          </table:table-cell>
          <table:table-cell office:value-type="string">
            <text:p>normal</text:p>
          </table:table-cell>
          <table:table-cell office:value-type="float" office:value="1.133819389">
            <text:p>1.133819389</text:p>
          </table:table-cell>
          <table:table-cell office:value-type="float" office:value="1.334340499">
            <text:p>1.334340499</text:p>
          </table:table-cell>
          <table:table-cell office:value-type="float" office:value="1.416924243">
            <text:p>1.416924243</text:p>
          </table:table-cell>
          <table:table-cell office:value-type="float" office:value="0.6710668025">
            <text:p>0.6710668025</text:p>
          </table:table-cell>
          <table:table-cell office:value-type="float" office:value="2.140065622">
            <text:p>2.140065622</text:p>
          </table:table-cell>
          <table:table-cell office:value-type="float" office:value="1.4918147">
            <text:p>1.4918147</text:p>
          </table:table-cell>
          <table:table-cell table:number-columns-repeated="10"/>
          <table:table-cell table:formula="of:=AVERAGE([.C32:.F32])" office:value-type="float" office:value="1.139037733375">
            <text:p>1.1390377334</text:p>
          </table:table-cell>
          <table:table-cell table:number-columns-repeated="999"/>
        </table:table-row>
        <table:table-row table:style-name="ro1">
          <table:table-cell office:value-type="string">
            <text:p>photograph</text:p>
          </table:table-cell>
          <table:table-cell office:value-type="string">
            <text:p>normal</text:p>
          </table:table-cell>
          <table:table-cell office:value-type="float" office:value="1.953292676">
            <text:p>1.953292676</text:p>
          </table:table-cell>
          <table:table-cell office:value-type="float" office:value="1.467919617">
            <text:p>1.467919617</text:p>
          </table:table-cell>
          <table:table-cell office:value-type="float" office:value="0.9339870954">
            <text:p>0.9339870954</text:p>
          </table:table-cell>
          <table:table-cell office:value-type="float" office:value="1.036002593">
            <text:p>1.036002593</text:p>
          </table:table-cell>
          <table:table-cell office:value-type="float" office:value="2.383433196">
            <text:p>2.383433196</text:p>
          </table:table-cell>
          <table:table-cell office:value-type="float" office:value="1.308212467">
            <text:p>1.308212467</text:p>
          </table:table-cell>
          <table:table-cell table:number-columns-repeated="10"/>
          <table:table-cell table:formula="of:=AVERAGE([.C33:.F33])" office:value-type="float" office:value="1.34780049535">
            <text:p>1.3478004954</text:p>
          </table:table-cell>
          <table:table-cell table:number-columns-repeated="999"/>
        </table:table-row>
        <table:table-row table:style-name="ro1">
          <table:table-cell office:value-type="string">
            <text:p>plastey</text:p>
          </table:table-cell>
          <table:table-cell office:value-type="string">
            <text:p>pseudo</text:p>
          </table:table-cell>
          <table:table-cell office:value-type="float" office:value="0.8328354857">
            <text:p>0.8328354857</text:p>
          </table:table-cell>
          <table:table-cell office:value-type="float" office:value="1.334019936">
            <text:p>1.334019936</text:p>
          </table:table-cell>
          <table:table-cell office:value-type="float" office:value="2.285299288">
            <text:p>2.285299288</text:p>
          </table:table-cell>
          <table:table-cell office:value-type="float" office:value="1.46719156">
            <text:p>1.46719156</text:p>
          </table:table-cell>
          <table:table-cell office:value-type="float" office:value="2.618305467">
            <text:p>2.618305467</text:p>
          </table:table-cell>
          <table:table-cell office:value-type="float" office:value="2.056574169">
            <text:p>2.056574169</text:p>
          </table:table-cell>
          <table:table-cell table:number-columns-repeated="10"/>
          <table:table-cell table:formula="of:=AVERAGE([.C34:.F34])" office:value-type="float" office:value="1.479836567425">
            <text:p>1.4798365674</text:p>
          </table:table-cell>
          <table:table-cell table:number-columns-repeated="999"/>
        </table:table-row>
        <table:table-row table:style-name="ro1">
          <table:table-cell office:value-type="string">
            <text:p>plitcher</text:p>
          </table:table-cell>
          <table:table-cell office:value-type="string">
            <text:p>pseudo</text:p>
          </table:table-cell>
          <table:table-cell office:value-type="float" office:value="0.9674583933">
            <text:p>0.9674583933</text:p>
          </table:table-cell>
          <table:table-cell office:value-type="float" office:value="1.150728902">
            <text:p>1.150728902</text:p>
          </table:table-cell>
          <table:table-cell office:value-type="float" office:value="3.683519835">
            <text:p>3.683519835</text:p>
          </table:table-cell>
          <table:table-cell office:value-type="float" office:value="1.100134986">
            <text:p>1.100134986</text:p>
          </table:table-cell>
          <table:table-cell office:value-type="float" office:value="2.009369463">
            <text:p>2.009369463</text:p>
          </table:table-cell>
          <table:table-cell office:value-type="float" office:value="1.769756919">
            <text:p>1.769756919</text:p>
          </table:table-cell>
          <table:table-cell table:number-columns-repeated="10"/>
          <table:table-cell table:formula="of:=AVERAGE([.C35:.F35])" office:value-type="float" office:value="1.725460529075">
            <text:p>1.7254605291</text:p>
          </table:table-cell>
          <table:table-cell table:number-columns-repeated="999"/>
        </table:table-row>
        <table:table-row table:style-name="ro1">
          <table:table-cell office:value-type="string">
            <text:p>pressurt</text:p>
          </table:table-cell>
          <table:table-cell office:value-type="string">
            <text:p>pseudo</text:p>
          </table:table-cell>
          <table:table-cell office:value-type="float" office:value="0.8513502255">
            <text:p>0.8513502255</text:p>
          </table:table-cell>
          <table:table-cell office:value-type="float" office:value="1.433142525">
            <text:p>1.433142525</text:p>
          </table:table-cell>
          <table:table-cell office:value-type="float" office:value="3.604800346">
            <text:p>3.604800346</text:p>
          </table:table-cell>
          <table:table-cell office:value-type="float" office:value="0.8340398584">
            <text:p>0.8340398584</text:p>
          </table:table-cell>
          <table:table-cell office:value-type="float" office:value="3.886687454">
            <text:p>3.886687454</text:p>
          </table:table-cell>
          <table:table-cell office:value-type="float" office:value="1.00956627">
            <text:p>1.00956627</text:p>
          </table:table-cell>
          <table:table-cell table:number-columns-repeated="10"/>
          <table:table-cell table:formula="of:=AVERAGE([.C36:.F36])" office:value-type="float" office:value="1.680833238725">
            <text:p>1.6808332387</text:p>
          </table:table-cell>
          <table:table-cell table:number-columns-repeated="999"/>
        </table:table-row>
        <table:table-row table:style-name="ro1">
          <table:table-cell office:value-type="string">
            <text:p>prottle</text:p>
          </table:table-cell>
          <table:table-cell office:value-type="string">
            <text:p>pseudo</text:p>
          </table:table-cell>
          <table:table-cell office:value-type="float" office:value="1.500533667">
            <text:p>1.500533667</text:p>
          </table:table-cell>
          <table:table-cell office:value-type="float" office:value="0.8839630683">
            <text:p>0.8839630683</text:p>
          </table:table-cell>
          <table:table-cell office:value-type="float" office:value="2.183651441">
            <text:p>2.183651441</text:p>
          </table:table-cell>
          <table:table-cell office:value-type="float" office:value="1.133536859">
            <text:p>1.133536859</text:p>
          </table:table-cell>
          <table:table-cell office:value-type="float" office:value="2.535548117">
            <text:p>2.535548117</text:p>
          </table:table-cell>
          <table:table-cell office:value-type="float" office:value="1.820416011">
            <text:p>1.820416011</text:p>
          </table:table-cell>
          <table:table-cell table:number-columns-repeated="10"/>
          <table:table-cell table:formula="of:=AVERAGE([.C37:.F37])" office:value-type="float" office:value="1.425421258825">
            <text:p>1.4254212588</text:p>
          </table:table-cell>
          <table:table-cell table:number-columns-repeated="999"/>
        </table:table-row>
        <table:table-row table:style-name="ro1">
          <table:table-cell office:value-type="string">
            <text:p>ragister</text:p>
          </table:table-cell>
          <table:table-cell office:value-type="string">
            <text:p>pseudo</text:p>
          </table:table-cell>
          <table:table-cell office:value-type="float" office:value="0.9544710902">
            <text:p>0.9544710902</text:p>
          </table:table-cell>
          <table:table-cell office:value-type="float" office:value="2.083400545">
            <text:p>2.083400545</text:p>
          </table:table-cell>
          <table:table-cell office:value-type="float" office:value="2.250548156">
            <text:p>2.250548156</text:p>
          </table:table-cell>
          <table:table-cell office:value-type="float" office:value="1.033622222">
            <text:p>1.033622222</text:p>
          </table:table-cell>
          <table:table-cell office:value-type="float" office:value="2.902286523">
            <text:p>2.902286523</text:p>
          </table:table-cell>
          <table:table-cell office:value-type="float" office:value="0.682777273">
            <text:p>0.682777273</text:p>
          </table:table-cell>
          <table:table-cell table:number-columns-repeated="10"/>
          <table:table-cell table:formula="of:=AVERAGE([.C38:.F38])" office:value-type="float" office:value="1.5805105033">
            <text:p>1.5805105033</text:p>
          </table:table-cell>
          <table:table-cell table:number-columns-repeated="999"/>
        </table:table-row>
        <table:table-row table:style-name="ro1">
          <table:table-cell office:value-type="string">
            <text:p>rainbow</text:p>
          </table:table-cell>
          <table:table-cell office:value-type="string">
            <text:p>normal</text:p>
          </table:table-cell>
          <table:table-cell office:value-type="float" office:value="1.350655976">
            <text:p>1.350655976</text:p>
          </table:table-cell>
          <table:table-cell office:value-type="float" office:value="1.700704633">
            <text:p>1.700704633</text:p>
          </table:table-cell>
          <table:table-cell office:value-type="float" office:value="1.667204962">
            <text:p>1.667204962</text:p>
          </table:table-cell>
          <table:table-cell office:value-type="float" office:value="0.7511234775">
            <text:p>0.7511234775</text:p>
          </table:table-cell>
          <table:table-cell office:value-type="float" office:value="1.523375059">
            <text:p>1.523375059</text:p>
          </table:table-cell>
          <table:table-cell office:value-type="float" office:value="0.9825771456">
            <text:p>0.9825771456</text:p>
          </table:table-cell>
          <table:table-cell table:number-columns-repeated="10"/>
          <table:table-cell table:formula="of:=AVERAGE([.C39:.F39])" office:value-type="float" office:value="1.367422262125">
            <text:p>1.3674222621</text:p>
          </table:table-cell>
          <table:table-cell table:number-columns-repeated="999"/>
        </table:table-row>
        <table:table-row table:style-name="ro1">
          <table:table-cell office:value-type="string">
            <text:p>redigion</text:p>
          </table:table-cell>
          <table:table-cell office:value-type="string">
            <text:p>pseudo</text:p>
          </table:table-cell>
          <table:table-cell office:value-type="float" office:value="1.449847989">
            <text:p>1.449847989</text:p>
          </table:table-cell>
          <table:table-cell office:value-type="float" office:value="1.033919844">
            <text:p>1.033919844</text:p>
          </table:table-cell>
          <table:table-cell office:value-type="float" office:value="3.167503791">
            <text:p>3.167503791</text:p>
          </table:table-cell>
          <table:table-cell office:value-type="float" office:value="0.9508060543">
            <text:p>0.9508060543</text:p>
          </table:table-cell>
          <table:table-cell office:value-type="float" office:value="4.44933638">
            <text:p>4.44933638</text:p>
          </table:table-cell>
          <table:table-cell office:value-type="float" office:value="0.7929221918">
            <text:p>0.7929221918</text:p>
          </table:table-cell>
          <table:table-cell table:number-columns-repeated="10"/>
          <table:table-cell table:formula="of:=AVERAGE([.C40:.F40])" office:value-type="float" office:value="1.650519419575">
            <text:p>1.6505194196</text:p>
          </table:table-cell>
          <table:table-cell table:number-columns-repeated="999"/>
        </table:table-row>
        <table:table-row table:style-name="ro1">
          <table:table-cell office:value-type="string">
            <text:p>riverbank</text:p>
          </table:table-cell>
          <table:table-cell office:value-type="string">
            <text:p>normal</text:p>
          </table:table-cell>
          <table:table-cell office:value-type="float" office:value="1.050427296">
            <text:p>1.050427296</text:p>
          </table:table-cell>
          <table:table-cell office:value-type="float" office:value="1.483950753">
            <text:p>1.483950753</text:p>
          </table:table-cell>
          <table:table-cell office:value-type="float" office:value="0.9671462827">
            <text:p>0.9671462827</text:p>
          </table:table-cell>
          <table:table-cell office:value-type="float" office:value="0.7674323136">
            <text:p>0.7674323136</text:p>
          </table:table-cell>
          <table:table-cell office:value-type="float" office:value="1.501377951">
            <text:p>1.501377951</text:p>
          </table:table-cell>
          <table:table-cell office:value-type="float" office:value="0.7735699042">
            <text:p>0.7735699042</text:p>
          </table:table-cell>
          <table:table-cell table:number-columns-repeated="10"/>
          <table:table-cell table:formula="of:=AVERAGE([.C41:.F41])" office:value-type="float" office:value="1.067239161325">
            <text:p>1.0672391613</text:p>
          </table:table-cell>
          <table:table-cell table:number-columns-repeated="999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normal</text:p>
          </table:table-cell>
          <table:table-cell office:value-type="float" office:value="1.933357441">
            <text:p>1.933357441</text:p>
          </table:table-cell>
          <table:table-cell office:value-type="float" office:value="0.9509811261">
            <text:p>0.9509811261</text:p>
          </table:table-cell>
          <table:table-cell office:value-type="float" office:value="3.70060442">
            <text:p>3.70060442</text:p>
          </table:table-cell>
          <table:table-cell office:value-type="float" office:value="1.60065175">
            <text:p>1.60065175</text:p>
          </table:table-cell>
          <table:table-cell office:value-type="float" office:value="1.524277594">
            <text:p>1.524277594</text:p>
          </table:table-cell>
          <table:table-cell office:value-type="float" office:value="0.6797195198">
            <text:p>0.6797195198</text:p>
          </table:table-cell>
          <table:table-cell table:number-columns-repeated="10"/>
          <table:table-cell table:formula="of:=AVERAGE([.C42:.F42])" office:value-type="float" office:value="2.046398684275">
            <text:p>2.0463986843</text:p>
          </table:table-cell>
          <table:table-cell table:number-columns-repeated="999"/>
        </table:table-row>
        <table:table-row table:style-name="ro1">
          <table:table-cell office:value-type="string">
            <text:p>seaside</text:p>
          </table:table-cell>
          <table:table-cell office:value-type="string">
            <text:p>normal</text:p>
          </table:table-cell>
          <table:table-cell office:value-type="float" office:value="1.000719001">
            <text:p>1.000719001</text:p>
          </table:table-cell>
          <table:table-cell office:value-type="float" office:value="2.483985767">
            <text:p>2.483985767</text:p>
          </table:table-cell>
          <table:table-cell office:value-type="float" office:value="1.151173826">
            <text:p>1.151173826</text:p>
          </table:table-cell>
          <table:table-cell office:value-type="float" office:value="0.9339158593">
            <text:p>0.9339158593</text:p>
          </table:table-cell>
          <table:table-cell office:value-type="float" office:value="1.341384109">
            <text:p>1.341384109</text:p>
          </table:table-cell>
          <table:table-cell office:value-type="float" office:value="0.9741452327">
            <text:p>0.9741452327</text:p>
          </table:table-cell>
          <table:table-cell table:number-columns-repeated="10"/>
          <table:table-cell table:formula="of:=AVERAGE([.C43:.F43])" office:value-type="float" office:value="1.392448613325">
            <text:p>1.3924486133</text:p>
          </table:table-cell>
          <table:table-cell table:number-columns-repeated="999"/>
        </table:table-row>
        <table:table-row table:style-name="ro1">
          <table:table-cell office:value-type="string">
            <text:p>snapshot</text:p>
          </table:table-cell>
          <table:table-cell office:value-type="string">
            <text:p>normal</text:p>
          </table:table-cell>
          <table:table-cell office:value-type="float" office:value="1.117826285">
            <text:p>1.117826285</text:p>
          </table:table-cell>
          <table:table-cell office:value-type="float" office:value="1.184390968">
            <text:p>1.184390968</text:p>
          </table:table-cell>
          <table:table-cell office:value-type="float" office:value="1.53515742">
            <text:p>1.53515742</text:p>
          </table:table-cell>
          <table:table-cell office:value-type="float" office:value="1.516674072">
            <text:p>1.516674072</text:p>
          </table:table-cell>
          <table:table-cell office:value-type="float" office:value="1.997608131">
            <text:p>1.997608131</text:p>
          </table:table-cell>
          <table:table-cell office:value-type="float" office:value="1.131250358">
            <text:p>1.131250358</text:p>
          </table:table-cell>
          <table:table-cell table:number-columns-repeated="10"/>
          <table:table-cell table:formula="of:=AVERAGE([.C44:.F44])" office:value-type="float" office:value="1.33851218625">
            <text:p>1.3385121863</text:p>
          </table:table-cell>
          <table:table-cell table:number-columns-repeated="999"/>
        </table:table-row>
        <table:table-row table:style-name="ro1">
          <table:table-cell office:value-type="string">
            <text:p>soundtrack</text:p>
          </table:table-cell>
          <table:table-cell office:value-type="string">
            <text:p>normal</text:p>
          </table:table-cell>
          <table:table-cell office:value-type="float" office:value="0.9003099373">
            <text:p>0.9003099373</text:p>
          </table:table-cell>
          <table:table-cell office:value-type="float" office:value="0.8187228941">
            <text:p>0.8187228941</text:p>
          </table:table-cell>
          <table:table-cell office:value-type="float" office:value="0.8834360421">
            <text:p>0.8834360421</text:p>
          </table:table-cell>
          <table:table-cell office:value-type="float" office:value="0.8502768548">
            <text:p>0.8502768548</text:p>
          </table:table-cell>
          <table:table-cell office:value-type="float" office:value="1.342900006">
            <text:p>1.342900006</text:p>
          </table:table-cell>
          <table:table-cell office:value-type="float" office:value="0.8659925322">
            <text:p>0.8659925322</text:p>
          </table:table-cell>
          <table:table-cell table:number-columns-repeated="10"/>
          <table:table-cell table:formula="of:=AVERAGE([.C45:.F45])" office:value-type="float" office:value="0.863186432075">
            <text:p>0.8631864321</text:p>
          </table:table-cell>
          <table:table-cell table:number-columns-repeated="999"/>
        </table:table-row>
        <table:table-row table:style-name="ro1">
          <table:table-cell office:value-type="string">
            <text:p>staircase</text:p>
          </table:table-cell>
          <table:table-cell office:value-type="string">
            <text:p>normal</text:p>
          </table:table-cell>
          <table:table-cell office:value-type="float" office:value="0.7340672662">
            <text:p>0.7340672662</text:p>
          </table:table-cell>
          <table:table-cell office:value-type="float" office:value="0.9166175661">
            <text:p>0.9166175661</text:p>
          </table:table-cell>
          <table:table-cell office:value-type="float" office:value="1.665331695">
            <text:p>1.665331695</text:p>
          </table:table-cell>
          <table:table-cell office:value-type="float" office:value="0.7835835853">
            <text:p>0.7835835853</text:p>
          </table:table-cell>
          <table:table-cell office:value-type="float" office:value="3.617721687">
            <text:p>3.617721687</text:p>
          </table:table-cell>
          <table:table-cell office:value-type="float" office:value="1.054926665">
            <text:p>1.054926665</text:p>
          </table:table-cell>
          <table:table-cell table:number-columns-repeated="10"/>
          <table:table-cell table:formula="of:=AVERAGE([.C46:.F46])" office:value-type="float" office:value="1.02490002815">
            <text:p>1.0249000282</text:p>
          </table:table-cell>
          <table:table-cell table:number-columns-repeated="999"/>
        </table:table-row>
        <table:table-row table:style-name="ro1">
          <table:table-cell office:value-type="string">
            <text:p>swoater</text:p>
          </table:table-cell>
          <table:table-cell office:value-type="string">
            <text:p>pseudo</text:p>
          </table:table-cell>
          <table:table-cell office:value-type="float" office:value="0.8161734876">
            <text:p>0.8161734876</text:p>
          </table:table-cell>
          <table:table-cell office:value-type="float" office:value="0.7506924388">
            <text:p>0.7506924388</text:p>
          </table:table-cell>
          <table:table-cell office:value-type="float" office:value="2.784008587">
            <text:p>2.784008587</text:p>
          </table:table-cell>
          <table:table-cell office:value-type="float" office:value="0.865988636">
            <text:p>0.865988636</text:p>
          </table:table-cell>
          <table:table-cell office:value-type="float" office:value="3.118388477">
            <text:p>3.118388477</text:p>
          </table:table-cell>
          <table:table-cell office:value-type="float" office:value="0.8732279068">
            <text:p>0.8732279068</text:p>
          </table:table-cell>
          <table:table-cell table:number-columns-repeated="10"/>
          <table:table-cell table:formula="of:=AVERAGE([.C47:.F47])" office:value-type="float" office:value="1.30421578735">
            <text:p>1.3042157874</text:p>
          </table:table-cell>
          <table:table-cell table:number-columns-repeated="999"/>
        </table:table-row>
        <table:table-row table:style-name="ro1">
          <table:table-cell office:value-type="string">
            <text:p>tandle</text:p>
          </table:table-cell>
          <table:table-cell office:value-type="string">
            <text:p>pseudo</text:p>
          </table:table-cell>
          <table:table-cell office:value-type="float" office:value="1.467299621">
            <text:p>1.467299621</text:p>
          </table:table-cell>
          <table:table-cell office:value-type="float" office:value="0.700749307">
            <text:p>0.700749307</text:p>
          </table:table-cell>
          <table:table-cell office:value-type="float" office:value="1.384056037">
            <text:p>1.384056037</text:p>
          </table:table-cell>
          <table:table-cell office:value-type="float" office:value="2.415033469">
            <text:p>2.415033469</text:p>
          </table:table-cell>
          <table:table-cell office:value-type="float" office:value="3.659200275">
            <text:p>3.659200275</text:p>
          </table:table-cell>
          <table:table-cell office:value-type="float" office:value="3.105858631">
            <text:p>3.105858631</text:p>
          </table:table-cell>
          <table:table-cell table:number-columns-repeated="10"/>
          <table:table-cell table:formula="of:=AVERAGE([.C48:.F48])" office:value-type="float" office:value="1.4917846085">
            <text:p>1.4917846085</text:p>
          </table:table-cell>
          <table:table-cell table:number-columns-repeated="999"/>
        </table:table-row>
        <table:table-row table:style-name="ro1">
          <table:table-cell office:value-type="string">
            <text:p>timetable</text:p>
          </table:table-cell>
          <table:table-cell office:value-type="string">
            <text:p>normal</text:p>
          </table:table-cell>
          <table:table-cell office:value-type="float" office:value="1.717058747">
            <text:p>1.717058747</text:p>
          </table:table-cell>
          <table:table-cell office:value-type="float" office:value="1.134021023">
            <text:p>1.134021023</text:p>
          </table:table-cell>
          <table:table-cell office:value-type="float" office:value="1.034340016">
            <text:p>1.034340016</text:p>
          </table:table-cell>
          <table:table-cell office:value-type="float" office:value="0.6864278366">
            <text:p>0.6864278366</text:p>
          </table:table-cell>
          <table:table-cell office:value-type="float" office:value="1.307929934">
            <text:p>1.307929934</text:p>
          </table:table-cell>
          <table:table-cell office:value-type="float" office:value="1.765774897">
            <text:p>1.765774897</text:p>
          </table:table-cell>
          <table:table-cell table:number-columns-repeated="10"/>
          <table:table-cell table:formula="of:=AVERAGE([.C49:.F49])" office:value-type="float" office:value="1.14296190565">
            <text:p>1.1429619057</text:p>
          </table:table-cell>
          <table:table-cell table:number-columns-repeated="999"/>
        </table:table-row>
        <table:table-row table:style-name="ro1">
          <table:table-cell office:value-type="string">
            <text:p>tocumant</text:p>
          </table:table-cell>
          <table:table-cell office:value-type="string">
            <text:p>pseudo</text:p>
          </table:table-cell>
          <table:table-cell office:value-type="float" office:value="1.317429174">
            <text:p>1.317429174</text:p>
          </table:table-cell>
          <table:table-cell office:value-type="float" office:value="1.749992152">
            <text:p>1.749992152</text:p>
          </table:table-cell>
          <table:table-cell office:value-type="float" office:value="1.633636469">
            <text:p>1.633636469</text:p>
          </table:table-cell>
          <table:table-cell office:value-type="float" office:value="0.818346188">
            <text:p>0.818346188</text:p>
          </table:table-cell>
          <table:table-cell office:value-type="float" office:value="4.721093064">
            <text:p>4.721093064</text:p>
          </table:table-cell>
          <table:table-cell office:value-type="float" office:value="1.373059776">
            <text:p>1.373059776</text:p>
          </table:table-cell>
          <table:table-cell table:number-columns-repeated="10"/>
          <table:table-cell table:formula="of:=AVERAGE([.C50:.F50])" office:value-type="float" office:value="1.37985099575">
            <text:p>1.3798509958</text:p>
          </table:table-cell>
          <table:table-cell table:number-columns-repeated="999"/>
        </table:table-row>
        <table:table-row table:style-name="ro1">
          <table:table-cell office:value-type="string">
            <text:p>viewpoint</text:p>
          </table:table-cell>
          <table:table-cell office:value-type="string">
            <text:p>normal</text:p>
          </table:table-cell>
          <table:table-cell office:value-type="float" office:value="0.8846011746">
            <text:p>0.8846011746</text:p>
          </table:table-cell>
          <table:table-cell office:value-type="float" office:value="1.050216002">
            <text:p>1.050216002</text:p>
          </table:table-cell>
          <table:table-cell office:value-type="float" office:value="0.7667857557">
            <text:p>0.7667857557</text:p>
          </table:table-cell>
          <table:table-cell office:value-type="float" office:value="0.9008206638">
            <text:p>0.9008206638</text:p>
          </table:table-cell>
          <table:table-cell office:value-type="float" office:value="2.836229395">
            <text:p>2.836229395</text:p>
          </table:table-cell>
          <table:table-cell office:value-type="float" office:value="0.716307514">
            <text:p>0.716307514</text:p>
          </table:table-cell>
          <table:table-cell table:number-columns-repeated="10"/>
          <table:table-cell table:formula="of:=AVERAGE([.C51:.F51])" office:value-type="float" office:value="0.900605899025">
            <text:p>0.900605899</text:p>
          </table:table-cell>
          <table:table-cell table:number-columns-repeated="999"/>
        </table:table-row>
        <table:table-row table:style-name="ro1">
          <table:table-cell office:value-type="string">
            <text:p>waterproof</text:p>
          </table:table-cell>
          <table:table-cell office:value-type="string">
            <text:p>normal</text:p>
          </table:table-cell>
          <table:table-cell office:value-type="float" office:value="1.266941509">
            <text:p>1.266941509</text:p>
          </table:table-cell>
          <table:table-cell office:value-type="float" office:value="0.99975007">
            <text:p>0.99975007</text:p>
          </table:table-cell>
          <table:table-cell office:value-type="float" office:value="0.8344316568">
            <text:p>0.8344316568</text:p>
          </table:table-cell>
          <table:table-cell office:value-type="float" office:value="1.133243463">
            <text:p>1.133243463</text:p>
          </table:table-cell>
          <table:table-cell office:value-type="float" office:value="1.539464335">
            <text:p>1.539464335</text:p>
          </table:table-cell>
          <table:table-cell office:value-type="float" office:value="0.9167814205">
            <text:p>0.9167814205</text:p>
          </table:table-cell>
          <table:table-cell table:number-columns-repeated="10"/>
          <table:table-cell table:formula="of:=AVERAGE([.C52:.F52])" office:value-type="float" office:value="1.0585916747">
            <text:p>1.0585916747</text:p>
          </table:table-cell>
          <table:table-cell table:number-columns-repeated="999"/>
        </table:table-row>
        <table:table-row table:style-name="ro1">
          <table:table-cell office:value-type="string">
            <text:p>woodwork</text:p>
          </table:table-cell>
          <table:table-cell office:value-type="string">
            <text:p>normal</text:p>
          </table:table-cell>
          <table:table-cell office:value-type="float" office:value="0.900685436">
            <text:p>0.900685436</text:p>
          </table:table-cell>
          <table:table-cell office:value-type="float" office:value="0.9674499416">
            <text:p>0.9674499416</text:p>
          </table:table-cell>
          <table:table-cell office:value-type="float" office:value="2.551172256">
            <text:p>2.551172256</text:p>
          </table:table-cell>
          <table:table-cell office:value-type="float" office:value="1.584261415">
            <text:p>1.584261415</text:p>
          </table:table-cell>
          <table:table-cell office:value-type="float" office:value="1.5885701">
            <text:p>1.5885701</text:p>
          </table:table-cell>
          <table:table-cell office:value-type="float" office:value="1.134192804">
            <text:p>1.134192804</text:p>
          </table:table-cell>
          <table:table-cell table:number-columns-repeated="10"/>
          <table:table-cell table:formula="of:=AVERAGE([.C53:.F53])" office:value-type="float" office:value="1.50089226215">
            <text:p>1.5008922622</text:p>
          </table:table-cell>
          <table:table-cell table:number-columns-repeated="999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office:value-type="string">
            <text:p>averageRT_par_ENG</text:p>
          </table:table-cell>
          <table:table-cell table:style-name="Default"/>
          <table:table-cell table:style-name="Default" table:formula="of:=AVERAGE([.C3:.C53])" office:value-type="float" office:value="1.1983971196">
            <text:p>1.1983971196</text:p>
          </table:table-cell>
          <table:table-cell table:style-name="Default" table:formula="of:=AVERAGE([.D3:.D53])" office:value-type="float" office:value="1.51953596782549">
            <text:p>1.5195359678</text:p>
          </table:table-cell>
          <table:table-cell table:style-name="Default" table:formula="of:=AVERAGE([.E3:.E53])" office:value-type="float" office:value="1.94348335717059">
            <text:p>1.9434833572</text:p>
          </table:table-cell>
          <table:table-cell table:style-name="Default" table:formula="of:=AVERAGE([.F3:.F53])" office:value-type="float" office:value="1.16998365429216">
            <text:p>1.169983654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  <table:table-cell table:formula="of:=AVERAGE([.S3:.S53])" office:value-type="float" office:value="0">
            <text:p>Err:522</text:p>
          </table:table-cell>
          <table:table-cell table:number-columns-repeated="999"/>
        </table:table-row>
      </table:table>
      <table:table table:name="POL" table:style-name="ta1" table:print="false">
        <table:table-column table:style-name="co1" table:number-columns-repeated="7" table:default-cell-style-name="ce2"/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table:style-name="Default" office:value-type="string">
            <text:p>Notes:</text:p>
          </table:table-cell>
          <table:table-cell table:style-name="Default" table:number-columns-repeated="6"/>
          <table:table-cell table:number-columns-repeated="5"/>
          <table:table-cell table:style-name="Default"/>
        </table:table-row>
        <table:table-row table:style-name="ro2">
          <table:table-cell table:style-name="ce1" office:value-type="string">
            <text:p>Word_par1_PL</text:p>
          </table:table-cell>
          <table:table-cell table:style-name="ce1" office:value-type="string">
            <text:p>Word/Pseudo?</text:p>
          </table:table-cell>
          <table:table-cell table:style-name="ce1" office:value-type="string">
            <text:p>RT_par1_PL</text:p>
          </table:table-cell>
          <table:table-cell table:style-name="ce1" office:value-type="string">
            <text:p>RT_par2_PL</text:p>
          </table:table-cell>
          <table:table-cell table:style-name="ce1" office:value-type="string">
            <text:p>RT_par3_PL</text:p>
          </table:table-cell>
          <table:table-cell table:style-name="ce1" office:value-type="string">
            <text:p>RT_par4_PL</text:p>
          </table:table-cell>
          <table:table-cell table:style-name="Default" office:value-type="string">
            <text:p>RT_par5_PL</text:p>
          </table:table-cell>
          <table:table-cell office:value-type="string">
            <text:p>RT_par6_PL</text:p>
          </table:table-cell>
          <table:table-cell table:number-columns-repeated="3"/>
          <table:table-cell office:value-type="string">
            <text:p>AverageRT_POL</text:p>
          </table:table-cell>
          <table:table-cell table:style-name="Default" office:value-type="string">
            <text:p>word</text:p>
          </table:table-cell>
        </table:table-row>
        <table:table-row table:style-name="ro1">
          <table:table-cell office:value-type="string">
            <text:p>agot</text:p>
          </table:table-cell>
          <table:table-cell office:value-type="string">
            <text:p>pseudo</text:p>
          </table:table-cell>
          <table:table-cell office:value-type="float" office:value="0.6829300244">
            <text:p>0.6829300244</text:p>
          </table:table-cell>
          <table:table-cell office:value-type="float" office:value="1.348931217">
            <text:p>1.348931217</text:p>
          </table:table-cell>
          <table:table-cell office:value-type="float" office:value="0.7344530277">
            <text:p>0.7344530277</text:p>
          </table:table-cell>
          <table:table-cell office:value-type="float" office:value="0.7173980237">
            <text:p>0.7173980237</text:p>
          </table:table-cell>
          <table:table-cell office:value-type="float" office:value="1.055282246">
            <text:p>1.055282246</text:p>
          </table:table-cell>
          <table:table-cell/>
          <table:table-cell table:style-name="Excel_20_Built-in_20_Normal"/>
          <table:table-cell table:number-columns-repeated="2"/>
          <table:table-cell table:formula="of:=AVERAGE([.C3:.F3])" office:value-type="float" office:value="0.8709280732">
            <text:p>0.8709280732</text:p>
          </table:table-cell>
          <table:table-cell office:value-type="string">
            <text:p>agot</text:p>
          </table:table-cell>
        </table:table-row>
        <table:table-row table:style-name="ro1">
          <table:table-cell office:value-type="string">
            <text:p>ateks</text:p>
          </table:table-cell>
          <table:table-cell office:value-type="string">
            <text:p>pseudo</text:p>
          </table:table-cell>
          <table:table-cell office:value-type="float" office:value="1.217633465">
            <text:p>1.217633465</text:p>
          </table:table-cell>
          <table:table-cell office:value-type="float" office:value="0.8180533957">
            <text:p>0.8180533957</text:p>
          </table:table-cell>
          <table:table-cell office:value-type="float" office:value="1.317625979">
            <text:p>1.317625979</text:p>
          </table:table-cell>
          <table:table-cell office:value-type="float" office:value="0.9010868935">
            <text:p>0.9010868935</text:p>
          </table:table-cell>
          <table:table-cell office:value-type="float" office:value="1.466761045">
            <text:p>1.466761045</text:p>
          </table:table-cell>
          <table:table-cell/>
          <table:table-cell table:style-name="Excel_20_Built-in_20_Normal"/>
          <table:table-cell table:number-columns-repeated="2"/>
          <table:table-cell table:formula="of:=AVERAGE([.C4:.F4])" office:value-type="float" office:value="1.0635999333">
            <text:p>1.0635999333</text:p>
          </table:table-cell>
          <table:table-cell office:value-type="string">
            <text:p>ateks</text:p>
          </table:table-cell>
        </table:table-row>
        <table:table-row table:style-name="ro1">
          <table:table-cell office:value-type="string">
            <text:p>basat</text:p>
          </table:table-cell>
          <table:table-cell office:value-type="string">
            <text:p>pseudo</text:p>
          </table:table-cell>
          <table:table-cell office:value-type="float" office:value="1.268313709">
            <text:p>1.268313709</text:p>
          </table:table-cell>
          <table:table-cell office:value-type="float" office:value="0.9008279081">
            <text:p>0.9008279081</text:p>
          </table:table-cell>
          <table:table-cell office:value-type="float" office:value="0.9167866009">
            <text:p>0.9167866009</text:p>
          </table:table-cell>
          <table:table-cell office:value-type="float" office:value="1.117217157">
            <text:p>1.117217157</text:p>
          </table:table-cell>
          <table:table-cell office:value-type="float" office:value="2.145105935">
            <text:p>2.145105935</text:p>
          </table:table-cell>
          <table:table-cell/>
          <table:table-cell table:style-name="Excel_20_Built-in_20_Normal"/>
          <table:table-cell table:number-columns-repeated="2"/>
          <table:table-cell table:formula="of:=AVERAGE([.C5:.F5])" office:value-type="float" office:value="1.05078634375">
            <text:p>1.0507863438</text:p>
          </table:table-cell>
          <table:table-cell office:value-type="string">
            <text:p>basat</text:p>
          </table:table-cell>
        </table:table-row>
        <table:table-row table:style-name="ro1">
          <table:table-cell office:value-type="string">
            <text:p>bawidamek</text:p>
          </table:table-cell>
          <table:table-cell office:value-type="string">
            <text:p>normal</text:p>
          </table:table-cell>
          <table:table-cell office:value-type="float" office:value="0.9001433173">
            <text:p>0.9001433173</text:p>
          </table:table-cell>
          <table:table-cell office:value-type="float" office:value="1.100168793">
            <text:p>1.100168793</text:p>
          </table:table-cell>
          <table:table-cell office:value-type="float" office:value="1.216700755">
            <text:p>1.216700755</text:p>
          </table:table-cell>
          <table:table-cell office:value-type="float" office:value="0.9010470496">
            <text:p>0.9010470496</text:p>
          </table:table-cell>
          <table:table-cell office:value-type="float" office:value="4.510115941">
            <text:p>4.510115941</text:p>
          </table:table-cell>
          <table:table-cell/>
          <table:table-cell table:style-name="Excel_20_Built-in_20_Normal"/>
          <table:table-cell table:number-columns-repeated="2"/>
          <table:table-cell table:formula="of:=AVERAGE([.C6:.F6])" office:value-type="float" office:value="1.029514978725">
            <text:p>1.0295149787</text:p>
          </table:table-cell>
          <table:table-cell office:value-type="string">
            <text:p>bawidamek</text:p>
          </table:table-cell>
        </table:table-row>
        <table:table-row table:style-name="ro1">
          <table:table-cell office:value-type="string">
            <text:p>bekor</text:p>
          </table:table-cell>
          <table:table-cell office:value-type="string">
            <text:p>pseudo</text:p>
          </table:table-cell>
          <table:table-cell office:value-type="float" office:value="0.6846487458">
            <text:p>0.6846487458</text:p>
          </table:table-cell>
          <table:table-cell office:value-type="float" office:value="0.884144177">
            <text:p>0.884144177</text:p>
          </table:table-cell>
          <table:table-cell office:value-type="float" office:value="1.050866182">
            <text:p>1.050866182</text:p>
          </table:table-cell>
          <table:table-cell office:value-type="float" office:value="0.9175532942">
            <text:p>0.9175532942</text:p>
          </table:table-cell>
          <table:table-cell office:value-type="float" office:value="1.132857415">
            <text:p>1.132857415</text:p>
          </table:table-cell>
          <table:table-cell/>
          <table:table-cell table:style-name="Excel_20_Built-in_20_Normal"/>
          <table:table-cell table:number-columns-repeated="2"/>
          <table:table-cell table:formula="of:=AVERAGE([.C7:.F7])" office:value-type="float" office:value="0.88430309975">
            <text:p>0.8843030998</text:p>
          </table:table-cell>
          <table:table-cell office:value-type="string">
            <text:p>bekor</text:p>
          </table:table-cell>
        </table:table-row>
        <table:table-row table:style-name="ro1">
          <table:table-cell office:value-type="string">
            <text:p>belik</text:p>
          </table:table-cell>
          <table:table-cell office:value-type="string">
            <text:p>pseudo</text:p>
          </table:table-cell>
          <table:table-cell office:value-type="float" office:value="1.131701625">
            <text:p>1.131701625</text:p>
          </table:table-cell>
          <table:table-cell office:value-type="float" office:value="0.8674091317">
            <text:p>0.8674091317</text:p>
          </table:table-cell>
          <table:table-cell office:value-type="float" office:value="0.9495630451">
            <text:p>0.9495630451</text:p>
          </table:table-cell>
          <table:table-cell office:value-type="float" office:value="1.133936506">
            <text:p>1.133936506</text:p>
          </table:table-cell>
          <table:table-cell office:value-type="float" office:value="0.8979519392">
            <text:p>0.8979519392</text:p>
          </table:table-cell>
          <table:table-cell/>
          <table:table-cell table:style-name="Excel_20_Built-in_20_Normal"/>
          <table:table-cell table:number-columns-repeated="2"/>
          <table:table-cell table:formula="of:=AVERAGE([.C8:.F8])" office:value-type="float" office:value="1.02065257695">
            <text:p>1.020652577</text:p>
          </table:table-cell>
          <table:table-cell office:value-type="string">
            <text:p>belik</text:p>
          </table:table-cell>
        </table:table-row>
        <table:table-row table:style-name="ro1">
          <table:table-cell office:value-type="string">
            <text:p>birka</text:p>
          </table:table-cell>
          <table:table-cell office:value-type="string">
            <text:p>pseudo</text:p>
          </table:table-cell>
          <table:table-cell office:value-type="float" office:value="0.8167421689">
            <text:p>0.8167421689</text:p>
          </table:table-cell>
          <table:table-cell office:value-type="float" office:value="0.9505374098">
            <text:p>0.9505374098</text:p>
          </table:table-cell>
          <table:table-cell office:value-type="float" office:value="0.9843093481">
            <text:p>0.9843093481</text:p>
          </table:table-cell>
          <table:table-cell office:value-type="float" office:value="0.7500259589">
            <text:p>0.7500259589</text:p>
          </table:table-cell>
          <table:table-cell office:value-type="float" office:value="3.784577816">
            <text:p>3.784577816</text:p>
          </table:table-cell>
          <table:table-cell/>
          <table:table-cell table:style-name="Excel_20_Built-in_20_Normal"/>
          <table:table-cell table:number-columns-repeated="2"/>
          <table:table-cell table:formula="of:=AVERAGE([.C9:.F9])" office:value-type="float" office:value="0.875403721425">
            <text:p>0.8754037214</text:p>
          </table:table-cell>
          <table:table-cell office:value-type="string">
            <text:p>birka</text:p>
          </table:table-cell>
        </table:table-row>
        <table:table-row table:style-name="ro1">
          <table:table-cell office:value-type="string">
            <text:p>bukas</text:p>
          </table:table-cell>
          <table:table-cell office:value-type="string">
            <text:p>pseudo</text:p>
          </table:table-cell>
          <table:table-cell office:value-type="float" office:value="0.7172875475">
            <text:p>0.7172875475</text:p>
          </table:table-cell>
          <table:table-cell office:value-type="float" office:value="2.167009968">
            <text:p>2.167009968</text:p>
          </table:table-cell>
          <table:table-cell office:value-type="float" office:value="0.9517689488">
            <text:p>0.9517689488</text:p>
          </table:table-cell>
          <table:table-cell office:value-type="float" office:value="0.7343751509">
            <text:p>0.7343751509</text:p>
          </table:table-cell>
          <table:table-cell office:value-type="float" office:value="1.022358122">
            <text:p>1.022358122</text:p>
          </table:table-cell>
          <table:table-cell/>
          <table:table-cell table:style-name="Excel_20_Built-in_20_Normal"/>
          <table:table-cell table:number-columns-repeated="2"/>
          <table:table-cell table:formula="of:=AVERAGE([.C10:.F10])" office:value-type="float" office:value="1.1426104038">
            <text:p>1.1426104038</text:p>
          </table:table-cell>
          <table:table-cell office:value-type="string">
            <text:p>bukas</text:p>
          </table:table-cell>
        </table:table-row>
        <table:table-row table:style-name="ro1">
          <table:table-cell office:value-type="string">
            <text:p>chwalipięta</text:p>
          </table:table-cell>
          <table:table-cell office:value-type="string">
            <text:p>normal</text:p>
          </table:table-cell>
          <table:table-cell office:value-type="float" office:value="0.9503001574">
            <text:p>0.9503001574</text:p>
          </table:table-cell>
          <table:table-cell office:value-type="float" office:value="1.066968555">
            <text:p>1.066968555</text:p>
          </table:table-cell>
          <table:table-cell office:value-type="float" office:value="1.384394711">
            <text:p>1.384394711</text:p>
          </table:table-cell>
          <table:table-cell office:value-type="float" office:value="0.7673164041">
            <text:p>0.7673164041</text:p>
          </table:table-cell>
          <table:table-cell office:value-type="float" office:value="1.27378452">
            <text:p>1.27378452</text:p>
          </table:table-cell>
          <table:table-cell/>
          <table:table-cell table:style-name="Excel_20_Built-in_20_Normal"/>
          <table:table-cell table:number-columns-repeated="2"/>
          <table:table-cell table:formula="of:=AVERAGE([.C11:.F11])" office:value-type="float" office:value="1.042244956875">
            <text:p>1.0422449569</text:p>
          </table:table-cell>
          <table:table-cell office:value-type="string">
            <text:p>chwalipięta</text:p>
          </table:table-cell>
        </table:table-row>
        <table:table-row table:style-name="ro1">
          <table:table-cell office:value-type="string">
            <text:p>czaba</text:p>
          </table:table-cell>
          <table:table-cell office:value-type="string">
            <text:p>pseudo</text:p>
          </table:table-cell>
          <table:table-cell office:value-type="float" office:value="0.8492614388">
            <text:p>0.8492614388</text:p>
          </table:table-cell>
          <table:table-cell office:value-type="float" office:value="1.284778903">
            <text:p>1.284778903</text:p>
          </table:table-cell>
          <table:table-cell office:value-type="float" office:value="1.017548827">
            <text:p>1.017548827</text:p>
          </table:table-cell>
          <table:table-cell office:value-type="float" office:value="0.7661379903">
            <text:p>0.7661379903</text:p>
          </table:table-cell>
          <table:table-cell office:value-type="float" office:value="1.34120662">
            <text:p>1.34120662</text:p>
          </table:table-cell>
          <table:table-cell/>
          <table:table-cell table:style-name="Excel_20_Built-in_20_Normal"/>
          <table:table-cell table:number-columns-repeated="2"/>
          <table:table-cell table:formula="of:=AVERAGE([.C12:.F12])" office:value-type="float" office:value="0.979431789775">
            <text:p>0.9794317898</text:p>
          </table:table-cell>
          <table:table-cell office:value-type="string">
            <text:p>czaba</text:p>
          </table:table-cell>
        </table:table-row>
        <table:table-row table:style-name="ro1">
          <table:table-cell office:value-type="string">
            <text:p>dukalt</text:p>
          </table:table-cell>
          <table:table-cell office:value-type="string">
            <text:p>pseudo</text:p>
          </table:table-cell>
          <table:table-cell office:value-type="float" office:value="1.184927049">
            <text:p>1.184927049</text:p>
          </table:table-cell>
          <table:table-cell office:value-type="float" office:value="0.7177699002">
            <text:p>0.7177699002</text:p>
          </table:table-cell>
          <table:table-cell office:value-type="float" office:value="0.8344123386">
            <text:p>0.8344123386</text:p>
          </table:table-cell>
          <table:table-cell office:value-type="float" office:value="0.7509158062">
            <text:p>0.7509158062</text:p>
          </table:table-cell>
          <table:table-cell office:value-type="float" office:value="0.8908940532">
            <text:p>0.8908940532</text:p>
          </table:table-cell>
          <table:table-cell/>
          <table:table-cell table:style-name="Excel_20_Built-in_20_Normal"/>
          <table:table-cell table:number-columns-repeated="2"/>
          <table:table-cell table:formula="of:=AVERAGE([.C13:.F13])" office:value-type="float" office:value="0.8720062735">
            <text:p>0.8720062735</text:p>
          </table:table-cell>
          <table:table-cell office:value-type="string">
            <text:p>dukalt</text:p>
          </table:table-cell>
        </table:table-row>
        <table:table-row table:style-name="ro1">
          <table:table-cell office:value-type="string">
            <text:p>germer</text:p>
          </table:table-cell>
          <table:table-cell office:value-type="string">
            <text:p>pseudo</text:p>
          </table:table-cell>
          <table:table-cell office:value-type="float" office:value="0.9834394228">
            <text:p>0.9834394228</text:p>
          </table:table-cell>
          <table:table-cell office:value-type="float" office:value="0.9011442446">
            <text:p>0.9011442446</text:p>
          </table:table-cell>
          <table:table-cell office:value-type="float" office:value="0.8005027577">
            <text:p>0.8005027577</text:p>
          </table:table-cell>
          <table:table-cell office:value-type="float" office:value="0.7172893585">
            <text:p>0.7172893585</text:p>
          </table:table-cell>
          <table:table-cell office:value-type="float" office:value="1.431579678">
            <text:p>1.431579678</text:p>
          </table:table-cell>
          <table:table-cell/>
          <table:table-cell table:style-name="Excel_20_Built-in_20_Normal"/>
          <table:table-cell table:number-columns-repeated="2"/>
          <table:table-cell table:formula="of:=AVERAGE([.C14:.F14])" office:value-type="float" office:value="0.8505939459">
            <text:p>0.8505939459</text:p>
          </table:table-cell>
          <table:table-cell office:value-type="string">
            <text:p>germer</text:p>
          </table:table-cell>
        </table:table-row>
        <table:table-row table:style-name="ro1">
          <table:table-cell office:value-type="string">
            <text:p>ginka</text:p>
          </table:table-cell>
          <table:table-cell office:value-type="string">
            <text:p>pseudo</text:p>
          </table:table-cell>
          <table:table-cell office:value-type="float" office:value="0.8341974229">
            <text:p>0.8341974229</text:p>
          </table:table-cell>
          <table:table-cell office:value-type="float" office:value="1.332246883">
            <text:p>1.332246883</text:p>
          </table:table-cell>
          <table:table-cell office:value-type="float" office:value="1.468267949">
            <text:p>1.468267949</text:p>
          </table:table-cell>
          <table:table-cell office:value-type="float" office:value="0.8509264312">
            <text:p>0.8509264312</text:p>
          </table:table-cell>
          <table:table-cell office:value-type="float" office:value="0.9056563906">
            <text:p>0.9056563906</text:p>
          </table:table-cell>
          <table:table-cell/>
          <table:table-cell table:style-name="Excel_20_Built-in_20_Normal"/>
          <table:table-cell table:number-columns-repeated="2"/>
          <table:table-cell table:formula="of:=AVERAGE([.C15:.F15])" office:value-type="float" office:value="1.121409671525">
            <text:p>1.1214096715</text:p>
          </table:table-cell>
          <table:table-cell office:value-type="string">
            <text:p>ginka</text:p>
          </table:table-cell>
        </table:table-row>
        <table:table-row table:style-name="ro1">
          <table:table-cell office:value-type="string">
            <text:p>hulajdusza</text:p>
          </table:table-cell>
          <table:table-cell office:value-type="string">
            <text:p>normal</text:p>
          </table:table-cell>
          <table:table-cell office:value-type="float" office:value="1.801048498">
            <text:p>1.801048498</text:p>
          </table:table-cell>
          <table:table-cell office:value-type="float" office:value="1.06767186">
            <text:p>1.06767186</text:p>
          </table:table-cell>
          <table:table-cell office:value-type="float" office:value="1.133085899">
            <text:p>1.133085899</text:p>
          </table:table-cell>
          <table:table-cell office:value-type="float" office:value="3.03419211">
            <text:p>3.03419211</text:p>
          </table:table-cell>
          <table:table-cell office:value-type="float" office:value="1.022731814">
            <text:p>1.022731814</text:p>
          </table:table-cell>
          <table:table-cell/>
          <table:table-cell table:style-name="Excel_20_Built-in_20_Normal"/>
          <table:table-cell table:number-columns-repeated="2"/>
          <table:table-cell table:formula="of:=AVERAGE([.C16:.F16])" office:value-type="float" office:value="1.75899959175">
            <text:p>1.7589995918</text:p>
          </table:table-cell>
          <table:table-cell office:value-type="string">
            <text:p>hulajdusza</text:p>
          </table:table-cell>
        </table:table-row>
        <table:table-row table:style-name="ro1">
          <table:table-cell office:value-type="string">
            <text:p>jęczydusza</text:p>
          </table:table-cell>
          <table:table-cell office:value-type="string">
            <text:p>normal</text:p>
          </table:table-cell>
          <table:table-cell office:value-type="float" office:value="1.217898487">
            <text:p>1.217898487</text:p>
          </table:table-cell>
          <table:table-cell office:value-type="float" office:value="1.400293638">
            <text:p>1.400293638</text:p>
          </table:table-cell>
          <table:table-cell office:value-type="float" office:value="1.417017213">
            <text:p>1.417017213</text:p>
          </table:table-cell>
          <table:table-cell office:value-type="float" office:value="1.184467033">
            <text:p>1.184467033</text:p>
          </table:table-cell>
          <table:table-cell office:value-type="float" office:value="1.416862618">
            <text:p>1.416862618</text:p>
          </table:table-cell>
          <table:table-cell/>
          <table:table-cell table:style-name="Excel_20_Built-in_20_Normal"/>
          <table:table-cell table:number-columns-repeated="2"/>
          <table:table-cell table:formula="of:=AVERAGE([.C17:.F17])" office:value-type="float" office:value="1.30491909275">
            <text:p>1.3049190928</text:p>
          </table:table-cell>
          <table:table-cell office:value-type="string">
            <text:p>jęczydusza</text:p>
          </table:table-cell>
        </table:table-row>
        <table:table-row table:style-name="ro1">
          <table:table-cell office:value-type="string">
            <text:p>kapik</text:p>
          </table:table-cell>
          <table:table-cell office:value-type="string">
            <text:p>pseudo</text:p>
          </table:table-cell>
          <table:table-cell office:value-type="float" office:value="0.8504090641">
            <text:p>0.8504090641</text:p>
          </table:table-cell>
          <table:table-cell office:value-type="float" office:value="1.451002859">
            <text:p>1.451002859</text:p>
          </table:table-cell>
          <table:table-cell office:value-type="float" office:value="0.7840973302">
            <text:p>0.7840973302</text:p>
          </table:table-cell>
          <table:table-cell office:value-type="float" office:value="0.8509807638">
            <text:p>0.8509807638</text:p>
          </table:table-cell>
          <table:table-cell office:value-type="float" office:value="2.01393768">
            <text:p>2.01393768</text:p>
          </table:table-cell>
          <table:table-cell/>
          <table:table-cell table:style-name="Excel_20_Built-in_20_Normal"/>
          <table:table-cell table:number-columns-repeated="2"/>
          <table:table-cell table:formula="of:=AVERAGE([.C18:.F18])" office:value-type="float" office:value="0.984122504275">
            <text:p>0.9841225043</text:p>
          </table:table-cell>
          <table:table-cell office:value-type="string">
            <text:p>kapik</text:p>
          </table:table-cell>
        </table:table-row>
        <table:table-row table:style-name="ro1">
          <table:table-cell office:value-type="string">
            <text:p>klektet</text:p>
          </table:table-cell>
          <table:table-cell office:value-type="string">
            <text:p>pseudo</text:p>
          </table:table-cell>
          <table:table-cell office:value-type="float" office:value="0.9839006462">
            <text:p>0.9839006462</text:p>
          </table:table-cell>
          <table:table-cell office:value-type="float" office:value="0.8519865207">
            <text:p>0.8519865207</text:p>
          </table:table-cell>
          <table:table-cell office:value-type="float" office:value="0.9011520927">
            <text:p>0.9011520927</text:p>
          </table:table-cell>
          <table:table-cell office:value-type="float" office:value="0.7673864328">
            <text:p>0.7673864328</text:p>
          </table:table-cell>
          <table:table-cell office:value-type="float" office:value="1.958025772">
            <text:p>1.958025772</text:p>
          </table:table-cell>
          <table:table-cell/>
          <table:table-cell table:style-name="Excel_20_Built-in_20_Normal"/>
          <table:table-cell table:number-columns-repeated="2"/>
          <table:table-cell table:formula="of:=AVERAGE([.C19:.F19])" office:value-type="float" office:value="0.8761064231">
            <text:p>0.8761064231</text:p>
          </table:table-cell>
          <table:table-cell office:value-type="string">
            <text:p>klektet</text:p>
          </table:table-cell>
        </table:table-row>
        <table:table-row table:style-name="ro1">
          <table:table-cell office:value-type="string">
            <text:p>knezik</text:p>
          </table:table-cell>
          <table:table-cell office:value-type="string">
            <text:p>pseudo</text:p>
          </table:table-cell>
          <table:table-cell office:value-type="float" office:value="0.6648481343">
            <text:p>0.6648481343</text:p>
          </table:table-cell>
          <table:table-cell office:value-type="float" office:value="1.017467328">
            <text:p>1.017467328</text:p>
          </table:table-cell>
          <table:table-cell office:value-type="float" office:value="0.8999706604">
            <text:p>0.8999706604</text:p>
          </table:table-cell>
          <table:table-cell office:value-type="float" office:value="0.6524301162">
            <text:p>0.6524301162</text:p>
          </table:table-cell>
          <table:table-cell office:value-type="float" office:value="1.369284824">
            <text:p>1.369284824</text:p>
          </table:table-cell>
          <table:table-cell/>
          <table:table-cell table:style-name="Excel_20_Built-in_20_Normal"/>
          <table:table-cell table:number-columns-repeated="2"/>
          <table:table-cell table:formula="of:=AVERAGE([.C20:.F20])" office:value-type="float" office:value="0.808679059725">
            <text:p>0.8086790597</text:p>
          </table:table-cell>
          <table:table-cell office:value-type="string">
            <text:p>knezik</text:p>
          </table:table-cell>
        </table:table-row>
        <table:table-row table:style-name="ro1">
          <table:table-cell office:value-type="string">
            <text:p>lektas</text:p>
          </table:table-cell>
          <table:table-cell office:value-type="string">
            <text:p>pseudo</text:p>
          </table:table-cell>
          <table:table-cell office:value-type="float" office:value="0.7999974645">
            <text:p>0.7999974645</text:p>
          </table:table-cell>
          <table:table-cell office:value-type="float" office:value="1.384135122">
            <text:p>1.384135122</text:p>
          </table:table-cell>
          <table:table-cell office:value-type="float" office:value="1.534242821">
            <text:p>1.534242821</text:p>
          </table:table-cell>
          <table:table-cell office:value-type="float" office:value="0.9673702537">
            <text:p>0.9673702537</text:p>
          </table:table-cell>
          <table:table-cell office:value-type="float" office:value="1.164250549">
            <text:p>1.164250549</text:p>
          </table:table-cell>
          <table:table-cell/>
          <table:table-cell table:style-name="Excel_20_Built-in_20_Normal"/>
          <table:table-cell table:number-columns-repeated="2"/>
          <table:table-cell table:formula="of:=AVERAGE([.C21:.F21])" office:value-type="float" office:value="1.1714364153">
            <text:p>1.1714364153</text:p>
          </table:table-cell>
          <table:table-cell office:value-type="string">
            <text:p>lektas</text:p>
          </table:table-cell>
        </table:table-row>
        <table:table-row table:style-name="ro1">
          <table:table-cell office:value-type="string">
            <text:p>liczykrupa</text:p>
          </table:table-cell>
          <table:table-cell office:value-type="string">
            <text:p>normal</text:p>
          </table:table-cell>
          <table:table-cell office:value-type="float" office:value="1.234091414">
            <text:p>1.234091414</text:p>
          </table:table-cell>
          <table:table-cell office:value-type="float" office:value="2.144923765">
            <text:p>2.144923765</text:p>
          </table:table-cell>
          <table:table-cell office:value-type="float" office:value="1.167310005">
            <text:p>1.167310005</text:p>
          </table:table-cell>
          <table:table-cell office:value-type="float" office:value="1.250952632">
            <text:p>1.250952632</text:p>
          </table:table-cell>
          <table:table-cell office:value-type="float" office:value="1.810512875">
            <text:p>1.810512875</text:p>
          </table:table-cell>
          <table:table-cell/>
          <table:table-cell table:style-name="Excel_20_Built-in_20_Normal"/>
          <table:table-cell table:number-columns-repeated="2"/>
          <table:table-cell table:formula="of:=AVERAGE([.C22:.F22])" office:value-type="float" office:value="1.449319454">
            <text:p>1.449319454</text:p>
          </table:table-cell>
          <table:table-cell office:value-type="string">
            <text:p>liczykrupa</text:p>
          </table:table-cell>
        </table:table-row>
        <table:table-row table:style-name="ro1">
          <table:table-cell office:value-type="string">
            <text:p>lobakt</text:p>
          </table:table-cell>
          <table:table-cell office:value-type="string">
            <text:p>pseudo</text:p>
          </table:table-cell>
          <table:table-cell office:value-type="float" office:value="0.9124798366">
            <text:p>0.9124798366</text:p>
          </table:table-cell>
          <table:table-cell office:value-type="float" office:value="0.8167246617">
            <text:p>0.8167246617</text:p>
          </table:table-cell>
          <table:table-cell office:value-type="float" office:value="0.7845555352">
            <text:p>0.7845555352</text:p>
          </table:table-cell>
          <table:table-cell office:value-type="float" office:value="0.8834964116">
            <text:p>0.8834964116</text:p>
          </table:table-cell>
          <table:table-cell office:value-type="float" office:value="1.823561905">
            <text:p>1.823561905</text:p>
          </table:table-cell>
          <table:table-cell table:number-columns-repeated="4"/>
          <table:table-cell table:formula="of:=AVERAGE([.C23:.F23])" office:value-type="float" office:value="0.849314111275">
            <text:p>0.8493141113</text:p>
          </table:table-cell>
          <table:table-cell office:value-type="string">
            <text:p>lobakt</text:p>
          </table:table-cell>
        </table:table-row>
        <table:table-row table:style-name="ro1">
          <table:table-cell office:value-type="string">
            <text:p>mąciwoda</text:p>
          </table:table-cell>
          <table:table-cell office:value-type="string">
            <text:p>normal</text:p>
          </table:table-cell>
          <table:table-cell office:value-type="float" office:value="1.100093331">
            <text:p>1.100093331</text:p>
          </table:table-cell>
          <table:table-cell office:value-type="float" office:value="1.000292792">
            <text:p>1.000292792</text:p>
          </table:table-cell>
          <table:table-cell office:value-type="float" office:value="1.101858537">
            <text:p>1.101858537</text:p>
          </table:table-cell>
          <table:table-cell office:value-type="float" office:value="0.8674791604">
            <text:p>0.8674791604</text:p>
          </table:table-cell>
          <table:table-cell office:value-type="float" office:value="1.673122259">
            <text:p>1.673122259</text:p>
          </table:table-cell>
          <table:table-cell table:number-columns-repeated="4"/>
          <table:table-cell table:formula="of:=AVERAGE([.C24:.F24])" office:value-type="float" office:value="1.0174309551">
            <text:p>1.0174309551</text:p>
          </table:table-cell>
          <table:table-cell office:value-type="string">
            <text:p>mąciwoda</text:p>
          </table:table-cell>
        </table:table-row>
        <table:table-row table:style-name="ro1">
          <table:table-cell office:value-type="string">
            <text:p>makras</text:p>
          </table:table-cell>
          <table:table-cell office:value-type="string">
            <text:p>pseudo</text:p>
          </table:table-cell>
          <table:table-cell office:value-type="float" office:value="0.6834117735">
            <text:p>0.6834117735</text:p>
          </table:table-cell>
          <table:table-cell office:value-type="float" office:value="3.216991737">
            <text:p>3.216991737</text:p>
          </table:table-cell>
          <table:table-cell office:value-type="float" office:value="1.985079664">
            <text:p>1.985079664</text:p>
          </table:table-cell>
          <table:table-cell office:value-type="float" office:value="0.9001686725">
            <text:p>0.9001686725</text:p>
          </table:table-cell>
          <table:table-cell office:value-type="float" office:value="2.823206928">
            <text:p>2.823206928</text:p>
          </table:table-cell>
          <table:table-cell table:number-columns-repeated="4"/>
          <table:table-cell table:formula="of:=AVERAGE([.C25:.F25])" office:value-type="float" office:value="1.69641296175">
            <text:p>1.6964129618</text:p>
          </table:table-cell>
          <table:table-cell office:value-type="string">
            <text:p>makras</text:p>
          </table:table-cell>
        </table:table-row>
        <table:table-row table:style-name="ro1">
          <table:table-cell office:value-type="string">
            <text:p>męczydusza</text:p>
          </table:table-cell>
          <table:table-cell office:value-type="string">
            <text:p>normal</text:p>
          </table:table-cell>
          <table:table-cell office:value-type="float" office:value="1.250477523">
            <text:p>1.250477523</text:p>
          </table:table-cell>
          <table:table-cell office:value-type="float" office:value="2.450560954">
            <text:p>2.450560954</text:p>
          </table:table-cell>
          <table:table-cell office:value-type="float" office:value="1.950973882">
            <text:p>1.950973882</text:p>
          </table:table-cell>
          <table:table-cell office:value-type="float" office:value="0.6174755383">
            <text:p>0.6174755383</text:p>
          </table:table-cell>
          <table:table-cell office:value-type="float" office:value="2.572538177">
            <text:p>2.572538177</text:p>
          </table:table-cell>
          <table:table-cell table:number-columns-repeated="4"/>
          <table:table-cell table:formula="of:=AVERAGE([.C26:.F26])" office:value-type="float" office:value="1.567371974325">
            <text:p>1.5673719743</text:p>
          </table:table-cell>
          <table:table-cell office:value-type="string">
            <text:p>męczydusza</text:p>
          </table:table-cell>
        </table:table-row>
        <table:table-row table:style-name="ro1">
          <table:table-cell office:value-type="string">
            <text:p>męczywół</text:p>
          </table:table-cell>
          <table:table-cell office:value-type="string">
            <text:p>normal</text:p>
          </table:table-cell>
          <table:table-cell office:value-type="float" office:value="1.050596331">
            <text:p>1.050596331</text:p>
          </table:table-cell>
          <table:table-cell office:value-type="float" office:value="1.501090878">
            <text:p>1.501090878</text:p>
          </table:table-cell>
          <table:table-cell office:value-type="float" office:value="1.385439708">
            <text:p>1.385439708</text:p>
          </table:table-cell>
          <table:table-cell office:value-type="float" office:value="1.818141535">
            <text:p>1.818141535</text:p>
          </table:table-cell>
          <table:table-cell office:value-type="float" office:value="3.744560188">
            <text:p>3.744560188</text:p>
          </table:table-cell>
          <table:table-cell table:number-columns-repeated="4"/>
          <table:table-cell table:formula="of:=AVERAGE([.C27:.F27])" office:value-type="float" office:value="1.438817113">
            <text:p>1.438817113</text:p>
          </table:table-cell>
          <table:table-cell office:value-type="string">
            <text:p>męczywół</text:p>
          </table:table-cell>
        </table:table-row>
        <table:table-row table:style-name="ro1">
          <table:table-cell office:value-type="string">
            <text:p>memok</text:p>
          </table:table-cell>
          <table:table-cell office:value-type="string">
            <text:p>pseudo</text:p>
          </table:table-cell>
          <table:table-cell office:value-type="float" office:value="0.600629413">
            <text:p>0.600629413</text:p>
          </table:table-cell>
          <table:table-cell office:value-type="float" office:value="1.384252239">
            <text:p>1.384252239</text:p>
          </table:table-cell>
          <table:table-cell office:value-type="float" office:value="1.267597726">
            <text:p>1.267597726</text:p>
          </table:table-cell>
          <table:table-cell office:value-type="float" office:value="0.8341104908">
            <text:p>0.8341104908</text:p>
          </table:table-cell>
          <table:table-cell office:value-type="float" office:value="1.665541566">
            <text:p>1.665541566</text:p>
          </table:table-cell>
          <table:table-cell table:number-columns-repeated="4"/>
          <table:table-cell table:formula="of:=AVERAGE([.C28:.F28])" office:value-type="float" office:value="1.0216474672">
            <text:p>1.0216474672</text:p>
          </table:table-cell>
          <table:table-cell office:value-type="string">
            <text:p>memok</text:p>
          </table:table-cell>
        </table:table-row>
        <table:table-row table:style-name="ro1">
          <table:table-cell office:value-type="string">
            <text:p>obieżyświat</text:p>
          </table:table-cell>
          <table:table-cell office:value-type="string">
            <text:p>normal</text:p>
          </table:table-cell>
          <table:table-cell office:value-type="float" office:value="0.8672159492">
            <text:p>0.8672159492</text:p>
          </table:table-cell>
          <table:table-cell office:value-type="float" office:value="0.9841167692">
            <text:p>0.9841167692</text:p>
          </table:table-cell>
          <table:table-cell office:value-type="float" office:value="0.8346423466">
            <text:p>0.8346423466</text:p>
          </table:table-cell>
          <table:table-cell office:value-type="float" office:value="0.8172305586">
            <text:p>0.8172305586</text:p>
          </table:table-cell>
          <table:table-cell office:value-type="float" office:value="1.15795695">
            <text:p>1.15795695</text:p>
          </table:table-cell>
          <table:table-cell table:number-columns-repeated="4"/>
          <table:table-cell table:formula="of:=AVERAGE([.C29:.F29])" office:value-type="float" office:value="0.8758014059">
            <text:p>0.8758014059</text:p>
          </table:table-cell>
          <table:table-cell office:value-type="string">
            <text:p>obieżyświat</text:p>
          </table:table-cell>
        </table:table-row>
        <table:table-row table:style-name="ro1">
          <table:table-cell office:value-type="string">
            <text:p>odrzyskóra</text:p>
          </table:table-cell>
          <table:table-cell office:value-type="string">
            <text:p>normal</text:p>
          </table:table-cell>
          <table:table-cell office:value-type="float" office:value="1.233600006">
            <text:p>1.233600006</text:p>
          </table:table-cell>
          <table:table-cell office:value-type="float" office:value="1.234096847">
            <text:p>1.234096847</text:p>
          </table:table-cell>
          <table:table-cell office:value-type="float" office:value="1.700373808">
            <text:p>1.700373808</text:p>
          </table:table-cell>
          <table:table-cell office:value-type="float" office:value="3.651112852">
            <text:p>3.651112852</text:p>
          </table:table-cell>
          <table:table-cell office:value-type="float" office:value="6.652458126">
            <text:p>6.652458126</text:p>
          </table:table-cell>
          <table:table-cell table:number-columns-repeated="4"/>
          <table:table-cell table:formula="of:=AVERAGE([.C30:.F30])" office:value-type="float" office:value="1.95479587825">
            <text:p>1.9547958783</text:p>
          </table:table-cell>
          <table:table-cell office:value-type="string">
            <text:p>odrzyskóra</text:p>
          </table:table-cell>
        </table:table-row>
        <table:table-row table:style-name="ro1">
          <table:table-cell office:value-type="string">
            <text:p>orbik</text:p>
          </table:table-cell>
          <table:table-cell office:value-type="string">
            <text:p>pseudo</text:p>
          </table:table-cell>
          <table:table-cell office:value-type="float" office:value="0.7680655903">
            <text:p>0.7680655903</text:p>
          </table:table-cell>
          <table:table-cell office:value-type="float" office:value="1.734830941">
            <text:p>1.734830941</text:p>
          </table:table-cell>
          <table:table-cell office:value-type="float" office:value="0.7674655169">
            <text:p>0.7674655169</text:p>
          </table:table-cell>
          <table:table-cell office:value-type="float" office:value="0.7673079524">
            <text:p>0.7673079524</text:p>
          </table:table-cell>
          <table:table-cell office:value-type="float" office:value="1.493012445">
            <text:p>1.493012445</text:p>
          </table:table-cell>
          <table:table-cell table:number-columns-repeated="4"/>
          <table:table-cell table:formula="of:=AVERAGE([.C31:.F31])" office:value-type="float" office:value="1.00941750015">
            <text:p>1.0094175002</text:p>
          </table:table-cell>
          <table:table-cell office:value-type="string">
            <text:p>orbik</text:p>
          </table:table-cell>
        </table:table-row>
        <table:table-row table:style-name="ro1">
          <table:table-cell office:value-type="string">
            <text:p>paliwoda</text:p>
          </table:table-cell>
          <table:table-cell office:value-type="string">
            <text:p>normal</text:p>
          </table:table-cell>
          <table:table-cell office:value-type="float" office:value="0.7839005255">
            <text:p>0.7839005255</text:p>
          </table:table-cell>
          <table:table-cell office:value-type="float" office:value="1.11916649">
            <text:p>1.11916649</text:p>
          </table:table-cell>
          <table:table-cell office:value-type="float" office:value="0.8003608892">
            <text:p>0.8003608892</text:p>
          </table:table-cell>
          <table:table-cell office:value-type="float" office:value="0.7335716321">
            <text:p>0.7335716321</text:p>
          </table:table-cell>
          <table:table-cell office:value-type="float" office:value="5.421763475">
            <text:p>5.421763475</text:p>
          </table:table-cell>
          <table:table-cell table:number-columns-repeated="4"/>
          <table:table-cell table:formula="of:=AVERAGE([.C32:.F32])" office:value-type="float" office:value="0.8592498842">
            <text:p>0.8592498842</text:p>
          </table:table-cell>
          <table:table-cell office:value-type="string">
            <text:p>paliwoda</text:p>
          </table:table-cell>
        </table:table-row>
        <table:table-row table:style-name="ro1">
          <table:table-cell office:value-type="string">
            <text:p>pasibrzuch</text:p>
          </table:table-cell>
          <table:table-cell office:value-type="string">
            <text:p>normal</text:p>
          </table:table-cell>
          <table:table-cell office:value-type="float" office:value="0.9681574728">
            <text:p>0.9681574728</text:p>
          </table:table-cell>
          <table:table-cell office:value-type="float" office:value="1.016039588">
            <text:p>1.016039588</text:p>
          </table:table-cell>
          <table:table-cell office:value-type="float" office:value="1.767217398">
            <text:p>1.767217398</text:p>
          </table:table-cell>
          <table:table-cell office:value-type="float" office:value="0.6843462943">
            <text:p>0.6843462943</text:p>
          </table:table-cell>
          <table:table-cell office:value-type="float" office:value="2.324957967">
            <text:p>2.324957967</text:p>
          </table:table-cell>
          <table:table-cell table:number-columns-repeated="4"/>
          <table:table-cell table:formula="of:=AVERAGE([.C33:.F33])" office:value-type="float" office:value="1.108940188275">
            <text:p>1.1089401883</text:p>
          </table:table-cell>
          <table:table-cell office:value-type="string">
            <text:p>pasibrzuch</text:p>
          </table:table-cell>
        </table:table-row>
        <table:table-row table:style-name="ro1">
          <table:table-cell office:value-type="string">
            <text:p>pędziwiatr</text:p>
          </table:table-cell>
          <table:table-cell office:value-type="string">
            <text:p>normal</text:p>
          </table:table-cell>
          <table:table-cell office:value-type="float" office:value="1.084081513">
            <text:p>1.084081513</text:p>
          </table:table-cell>
          <table:table-cell office:value-type="float" office:value="0.949985632">
            <text:p>0.949985632</text:p>
          </table:table-cell>
          <table:table-cell office:value-type="float" office:value="0.9348238175">
            <text:p>0.9348238175</text:p>
          </table:table-cell>
          <table:table-cell office:value-type="float" office:value="0.7348816515">
            <text:p>0.7348816515</text:p>
          </table:table-cell>
          <table:table-cell office:value-type="float" office:value="1.462974623">
            <text:p>1.462974623</text:p>
          </table:table-cell>
          <table:table-cell table:number-columns-repeated="4"/>
          <table:table-cell table:formula="of:=AVERAGE([.C34:.F34])" office:value-type="float" office:value="0.9259431535">
            <text:p>0.9259431535</text:p>
          </table:table-cell>
          <table:table-cell office:value-type="string">
            <text:p>pędziwiatr</text:p>
          </table:table-cell>
        </table:table-row>
        <table:table-row table:style-name="ro1">
          <table:table-cell office:value-type="string">
            <text:p>pektas</text:p>
          </table:table-cell>
          <table:table-cell office:value-type="string">
            <text:p>pseudo</text:p>
          </table:table-cell>
          <table:table-cell office:value-type="float" office:value="1.384030079">
            <text:p>1.384030079</text:p>
          </table:table-cell>
          <table:table-cell office:value-type="float" office:value="0.7157517459">
            <text:p>0.7157517459</text:p>
          </table:table-cell>
          <table:table-cell office:value-type="float" office:value="1.117557641">
            <text:p>1.117557641</text:p>
          </table:table-cell>
          <table:table-cell office:value-type="float" office:value="0.8712462209">
            <text:p>0.8712462209</text:p>
          </table:table-cell>
          <table:table-cell office:value-type="float" office:value="1.656239114">
            <text:p>1.656239114</text:p>
          </table:table-cell>
          <table:table-cell table:number-columns-repeated="4"/>
          <table:table-cell table:formula="of:=AVERAGE([.C35:.F35])" office:value-type="float" office:value="1.0221464217">
            <text:p>1.0221464217</text:p>
          </table:table-cell>
          <table:table-cell office:value-type="string">
            <text:p>pektas</text:p>
          </table:table-cell>
        </table:table-row>
        <table:table-row table:style-name="ro1">
          <table:table-cell office:value-type="string">
            <text:p>presak</text:p>
          </table:table-cell>
          <table:table-cell office:value-type="string">
            <text:p>pseudo</text:p>
          </table:table-cell>
          <table:table-cell office:value-type="float" office:value="0.8677876489">
            <text:p>0.8677876489</text:p>
          </table:table-cell>
          <table:table-cell office:value-type="float" office:value="2.033949425">
            <text:p>2.033949425</text:p>
          </table:table-cell>
          <table:table-cell office:value-type="float" office:value="0.7676067817">
            <text:p>0.7676067817</text:p>
          </table:table-cell>
          <table:table-cell office:value-type="float" office:value="0.7166609114">
            <text:p>0.7166609114</text:p>
          </table:table-cell>
          <table:table-cell office:value-type="float" office:value="0.866678942">
            <text:p>0.866678942</text:p>
          </table:table-cell>
          <table:table-cell table:number-columns-repeated="4"/>
          <table:table-cell table:formula="of:=AVERAGE([.C36:.F36])" office:value-type="float" office:value="1.09650119175">
            <text:p>1.0965011918</text:p>
          </table:table-cell>
          <table:table-cell office:value-type="string">
            <text:p>presak</text:p>
          </table:table-cell>
        </table:table-row>
        <table:table-row table:style-name="ro1">
          <table:table-cell office:value-type="string">
            <text:p>radmo</text:p>
          </table:table-cell>
          <table:table-cell office:value-type="string">
            <text:p>pseudo</text:p>
          </table:table-cell>
          <table:table-cell office:value-type="float" office:value="0.8839606535">
            <text:p>0.8839606535</text:p>
          </table:table-cell>
          <table:table-cell office:value-type="float" office:value="0.8507447189">
            <text:p>0.8507447189</text:p>
          </table:table-cell>
          <table:table-cell office:value-type="float" office:value="1.250364028">
            <text:p>1.250364028</text:p>
          </table:table-cell>
          <table:table-cell office:value-type="float" office:value="0.7846913667">
            <text:p>0.7846913667</text:p>
          </table:table-cell>
          <table:table-cell office:value-type="float" office:value="1.147828029">
            <text:p>1.147828029</text:p>
          </table:table-cell>
          <table:table-cell table:number-columns-repeated="4"/>
          <table:table-cell table:formula="of:=AVERAGE([.C37:.F37])" office:value-type="float" office:value="0.942440191775">
            <text:p>0.9424401918</text:p>
          </table:table-cell>
          <table:table-cell office:value-type="string">
            <text:p>radmo</text:p>
          </table:table-cell>
        </table:table-row>
        <table:table-row table:style-name="ro1">
          <table:table-cell office:value-type="string">
            <text:p>salmo</text:p>
          </table:table-cell>
          <table:table-cell office:value-type="string">
            <text:p>pseudo</text:p>
          </table:table-cell>
          <table:table-cell office:value-type="float" office:value="1.201261241">
            <text:p>1.201261241</text:p>
          </table:table-cell>
          <table:table-cell office:value-type="float" office:value="0.7507063238">
            <text:p>0.7507063238</text:p>
          </table:table-cell>
          <table:table-cell office:value-type="float" office:value="0.6345981561">
            <text:p>0.6345981561</text:p>
          </table:table-cell>
          <table:table-cell office:value-type="float" office:value="1.000558418">
            <text:p>1.000558418</text:p>
          </table:table-cell>
          <table:table-cell office:value-type="float" office:value="0.8410753149">
            <text:p>0.8410753149</text:p>
          </table:table-cell>
          <table:table-cell table:number-columns-repeated="4"/>
          <table:table-cell table:formula="of:=AVERAGE([.C38:.F38])" office:value-type="float" office:value="0.896781034725">
            <text:p>0.8967810347</text:p>
          </table:table-cell>
          <table:table-cell office:value-type="string">
            <text:p>salmo</text:p>
          </table:table-cell>
        </table:table-row>
        <table:table-row table:style-name="ro1">
          <table:table-cell office:value-type="string">
            <text:p>sinek</text:p>
          </table:table-cell>
          <table:table-cell office:value-type="string">
            <text:p>pseudo</text:p>
          </table:table-cell>
          <table:table-cell office:value-type="float" office:value="1.006302582">
            <text:p>1.006302582</text:p>
          </table:table-cell>
          <table:table-cell office:value-type="float" office:value="1.231990553">
            <text:p>1.231990553</text:p>
          </table:table-cell>
          <table:table-cell office:value-type="float" office:value="1.633227163">
            <text:p>1.633227163</text:p>
          </table:table-cell>
          <table:table-cell office:value-type="float" office:value="0.8341944045">
            <text:p>0.8341944045</text:p>
          </table:table-cell>
          <table:table-cell office:value-type="float" office:value="1.406476521">
            <text:p>1.406476521</text:p>
          </table:table-cell>
          <table:table-cell table:number-columns-repeated="4"/>
          <table:table-cell table:formula="of:=AVERAGE([.C39:.F39])" office:value-type="float" office:value="1.176428675625">
            <text:p>1.1764286756</text:p>
          </table:table-cell>
          <table:table-cell office:value-type="string">
            <text:p>sinek</text:p>
          </table:table-cell>
        </table:table-row>
        <table:table-row table:style-name="ro1">
          <table:table-cell office:value-type="string">
            <text:p>skąpiradło</text:p>
          </table:table-cell>
          <table:table-cell office:value-type="string">
            <text:p>normal</text:p>
          </table:table-cell>
          <table:table-cell office:value-type="float" office:value="0.9840479479">
            <text:p>0.9840479479</text:p>
          </table:table-cell>
          <table:table-cell office:value-type="float" office:value="1.017411788">
            <text:p>1.017411788</text:p>
          </table:table-cell>
          <table:table-cell office:value-type="float" office:value="2.167364941">
            <text:p>2.167364941</text:p>
          </table:table-cell>
          <table:table-cell office:value-type="float" office:value="1.000572907">
            <text:p>1.000572907</text:p>
          </table:table-cell>
          <table:table-cell office:value-type="float" office:value="1.290363399">
            <text:p>1.290363399</text:p>
          </table:table-cell>
          <table:table-cell table:number-columns-repeated="4"/>
          <table:table-cell table:formula="of:=AVERAGE([.C40:.F40])" office:value-type="float" office:value="1.292349395975">
            <text:p>1.292349396</text:p>
          </table:table-cell>
          <table:table-cell office:value-type="string">
            <text:p>skąpiradło</text:p>
          </table:table-cell>
        </table:table-row>
        <table:table-row table:style-name="ro1">
          <table:table-cell office:value-type="string">
            <text:p>szabrys</text:p>
          </table:table-cell>
          <table:table-cell office:value-type="string">
            <text:p>pseudo</text:p>
          </table:table-cell>
          <table:table-cell office:value-type="float" office:value="1.000802915">
            <text:p>1.000802915</text:p>
          </table:table-cell>
          <table:table-cell office:value-type="float" office:value="0.9827717355">
            <text:p>0.9827717355</text:p>
          </table:table-cell>
          <table:table-cell office:value-type="float" office:value="1.334184142">
            <text:p>1.334184142</text:p>
          </table:table-cell>
          <table:table-cell office:value-type="float" office:value="0.7343015001">
            <text:p>0.7343015001</text:p>
          </table:table-cell>
          <table:table-cell office:value-type="float" office:value="1.025623549">
            <text:p>1.025623549</text:p>
          </table:table-cell>
          <table:table-cell table:number-columns-repeated="4"/>
          <table:table-cell table:formula="of:=AVERAGE([.C41:.F41])" office:value-type="float" office:value="1.01301507315">
            <text:p>1.0130150732</text:p>
          </table:table-cell>
          <table:table-cell office:value-type="string">
            <text:p>szabrys</text:p>
          </table:table-cell>
        </table:table-row>
        <table:table-row table:style-name="ro1">
          <table:table-cell office:value-type="string">
            <text:p>szarpidrut</text:p>
          </table:table-cell>
          <table:table-cell office:value-type="string">
            <text:p>normal</text:p>
          </table:table-cell>
          <table:table-cell office:value-type="float" office:value="0.8841973022">
            <text:p>0.8841973022</text:p>
          </table:table-cell>
          <table:table-cell office:value-type="float" office:value="0.9840751142">
            <text:p>0.9840751142</text:p>
          </table:table-cell>
          <table:table-cell office:value-type="float" office:value="1.215826">
            <text:p>1.215826</text:p>
          </table:table-cell>
          <table:table-cell office:value-type="float" office:value="1.450193303">
            <text:p>1.450193303</text:p>
          </table:table-cell>
          <table:table-cell office:value-type="float" office:value="1.51057234">
            <text:p>1.51057234</text:p>
          </table:table-cell>
          <table:table-cell table:number-columns-repeated="4"/>
          <table:table-cell table:formula="of:=AVERAGE([.C42:.F42])" office:value-type="float" office:value="1.13357292985">
            <text:p>1.1335729299</text:p>
          </table:table-cell>
          <table:table-cell office:value-type="string">
            <text:p>szarpidrut</text:p>
          </table:table-cell>
        </table:table-row>
        <table:table-row table:style-name="ro1">
          <table:table-cell office:value-type="string">
            <text:p>trzęsiportek</text:p>
          </table:table-cell>
          <table:table-cell office:value-type="string">
            <text:p>normal</text:p>
          </table:table-cell>
          <table:table-cell office:value-type="float" office:value="1.032947894">
            <text:p>1.032947894</text:p>
          </table:table-cell>
          <table:table-cell office:value-type="float" office:value="1.000909166">
            <text:p>1.000909166</text:p>
          </table:table-cell>
          <table:table-cell office:value-type="float" office:value="2.683253002">
            <text:p>2.683253002</text:p>
          </table:table-cell>
          <table:table-cell office:value-type="float" office:value="2.034370201">
            <text:p>2.034370201</text:p>
          </table:table-cell>
          <table:table-cell office:value-type="float" office:value="1.107116143">
            <text:p>1.107116143</text:p>
          </table:table-cell>
          <table:table-cell table:number-columns-repeated="4"/>
          <table:table-cell table:formula="of:=AVERAGE([.C43:.F43])" office:value-type="float" office:value="1.68787006575">
            <text:p>1.6878700658</text:p>
          </table:table-cell>
          <table:table-cell office:value-type="string">
            <text:p>trzęsiportek</text:p>
          </table:table-cell>
        </table:table-row>
        <table:table-row table:style-name="ro1">
          <table:table-cell office:value-type="string">
            <text:p>tychwa</text:p>
          </table:table-cell>
          <table:table-cell office:value-type="string">
            <text:p>pseudo</text:p>
          </table:table-cell>
          <table:table-cell office:value-type="float" office:value="0.9675272146">
            <text:p>0.9675272146</text:p>
          </table:table-cell>
          <table:table-cell office:value-type="float" office:value="1.352642738">
            <text:p>1.352642738</text:p>
          </table:table-cell>
          <table:table-cell office:value-type="float" office:value="1.816924485">
            <text:p>1.816924485</text:p>
          </table:table-cell>
          <table:table-cell office:value-type="float" office:value="0.9940529948">
            <text:p>0.9940529948</text:p>
          </table:table-cell>
          <table:table-cell office:value-type="float" office:value="2.048119919">
            <text:p>2.048119919</text:p>
          </table:table-cell>
          <table:table-cell table:number-columns-repeated="4"/>
          <table:table-cell table:formula="of:=AVERAGE([.C44:.F44])" office:value-type="float" office:value="1.2827868581">
            <text:p>1.2827868581</text:p>
          </table:table-cell>
          <table:table-cell office:value-type="string">
            <text:p>tychwa</text:p>
          </table:table-cell>
        </table:table-row>
        <table:table-row table:style-name="ro1">
          <table:table-cell office:value-type="string">
            <text:p>ukalt</text:p>
          </table:table-cell>
          <table:table-cell office:value-type="string">
            <text:p>pseudo</text:p>
          </table:table-cell>
          <table:table-cell office:value-type="float" office:value="0.766590762">
            <text:p>0.766590762</text:p>
          </table:table-cell>
          <table:table-cell office:value-type="float" office:value="0.701500908">
            <text:p>0.701500908</text:p>
          </table:table-cell>
          <table:table-cell office:value-type="float" office:value="1.517108129">
            <text:p>1.517108129</text:p>
          </table:table-cell>
          <table:table-cell office:value-type="float" office:value="0.7335468806">
            <text:p>0.7335468806</text:p>
          </table:table-cell>
          <table:table-cell office:value-type="float" office:value="1.212638512">
            <text:p>1.212638512</text:p>
          </table:table-cell>
          <table:table-cell table:number-columns-repeated="4"/>
          <table:table-cell table:formula="of:=AVERAGE([.C45:.F45])" office:value-type="float" office:value="0.9296866699">
            <text:p>0.9296866699</text:p>
          </table:table-cell>
          <table:table-cell office:value-type="string">
            <text:p>ukalt</text:p>
          </table:table-cell>
        </table:table-row>
        <table:table-row table:style-name="ro1">
          <table:table-cell office:value-type="string">
            <text:p>wajwa</text:p>
          </table:table-cell>
          <table:table-cell office:value-type="string">
            <text:p>pseudo</text:p>
          </table:table-cell>
          <table:table-cell office:value-type="float" office:value="0.8677942895">
            <text:p>0.8677942895</text:p>
          </table:table-cell>
          <table:table-cell office:value-type="float" office:value="1.215083455">
            <text:p>1.215083455</text:p>
          </table:table-cell>
          <table:table-cell office:value-type="float" office:value="0.8684722397">
            <text:p>0.8684722397</text:p>
          </table:table-cell>
          <table:table-cell office:value-type="float" office:value="0.7150731921">
            <text:p>0.7150731921</text:p>
          </table:table-cell>
          <table:table-cell office:value-type="float" office:value="2.241762328">
            <text:p>2.241762328</text:p>
          </table:table-cell>
          <table:table-cell table:number-columns-repeated="4"/>
          <table:table-cell table:formula="of:=AVERAGE([.C46:.F46])" office:value-type="float" office:value="0.916605794075">
            <text:p>0.9166057941</text:p>
          </table:table-cell>
          <table:table-cell office:value-type="string">
            <text:p>wajwa</text:p>
          </table:table-cell>
        </table:table-row>
        <table:table-row table:style-name="ro1">
          <table:table-cell office:value-type="string">
            <text:p>waligóra</text:p>
          </table:table-cell>
          <table:table-cell office:value-type="string">
            <text:p>normal</text:p>
          </table:table-cell>
          <table:table-cell office:value-type="float" office:value="1.05022868">
            <text:p>1.05022868</text:p>
          </table:table-cell>
          <table:table-cell office:value-type="float" office:value="1.217622599">
            <text:p>1.217622599</text:p>
          </table:table-cell>
          <table:table-cell office:value-type="float" office:value="1.1016074">
            <text:p>1.1016074</text:p>
          </table:table-cell>
          <table:table-cell office:value-type="float" office:value="2.150905181">
            <text:p>2.150905181</text:p>
          </table:table-cell>
          <table:table-cell office:value-type="float" office:value="3.603614367">
            <text:p>3.603614367</text:p>
          </table:table-cell>
          <table:table-cell table:number-columns-repeated="4"/>
          <table:table-cell table:formula="of:=AVERAGE([.C47:.F47])" office:value-type="float" office:value="1.380090965">
            <text:p>1.380090965</text:p>
          </table:table-cell>
          <table:table-cell office:value-type="string">
            <text:p>waligóra</text:p>
          </table:table-cell>
        </table:table-row>
        <table:table-row table:style-name="ro1">
          <table:table-cell office:value-type="string">
            <text:p>wiercipięta</text:p>
          </table:table-cell>
          <table:table-cell office:value-type="string">
            <text:p>normal</text:p>
          </table:table-cell>
          <table:table-cell office:value-type="float" office:value="0.7843623526">
            <text:p>0.7843623526</text:p>
          </table:table-cell>
          <table:table-cell office:value-type="float" office:value="0.7191209709">
            <text:p>0.7191209709</text:p>
          </table:table-cell>
          <table:table-cell office:value-type="float" office:value="1.118422133">
            <text:p>1.118422133</text:p>
          </table:table-cell>
          <table:table-cell office:value-type="float" office:value="1.268648157">
            <text:p>1.268648157</text:p>
          </table:table-cell>
          <table:table-cell office:value-type="float" office:value="1.005298093">
            <text:p>1.005298093</text:p>
          </table:table-cell>
          <table:table-cell table:number-columns-repeated="4"/>
          <table:table-cell table:formula="of:=AVERAGE([.C48:.F48])" office:value-type="float" office:value="0.972638403375">
            <text:p>0.9726384034</text:p>
          </table:table-cell>
          <table:table-cell office:value-type="string">
            <text:p>wiercipięta</text:p>
          </table:table-cell>
        </table:table-row>
        <table:table-row table:style-name="ro1">
          <table:table-cell office:value-type="string">
            <text:p>włóczykij</text:p>
          </table:table-cell>
          <table:table-cell office:value-type="string">
            <text:p>normal</text:p>
          </table:table-cell>
          <table:table-cell office:value-type="float" office:value="0.8843590926">
            <text:p>0.8843590926</text:p>
          </table:table-cell>
          <table:table-cell office:value-type="float" office:value="0.8690994794">
            <text:p>0.8690994794</text:p>
          </table:table-cell>
          <table:table-cell office:value-type="float" office:value="0.7343546253">
            <text:p>0.7343546253</text:p>
          </table:table-cell>
          <table:table-cell office:value-type="float" office:value="0.7990569068">
            <text:p>0.7990569068</text:p>
          </table:table-cell>
          <table:table-cell office:value-type="float" office:value="0.8543380553">
            <text:p>0.8543380553</text:p>
          </table:table-cell>
          <table:table-cell table:number-columns-repeated="4"/>
          <table:table-cell table:formula="of:=AVERAGE([.C49:.F49])" office:value-type="float" office:value="0.821717526025">
            <text:p>0.821717526</text:p>
          </table:table-cell>
          <table:table-cell office:value-type="string">
            <text:p>włóczykij</text:p>
          </table:table-cell>
        </table:table-row>
        <table:table-row table:style-name="ro1">
          <table:table-cell office:value-type="string">
            <text:p>wyrwidąb</text:p>
          </table:table-cell>
          <table:table-cell office:value-type="string">
            <text:p>normal</text:p>
          </table:table-cell>
          <table:table-cell office:value-type="float" office:value="1.700402786">
            <text:p>1.700402786</text:p>
          </table:table-cell>
          <table:table-cell office:value-type="float" office:value="3.13429993">
            <text:p>3.13429993</text:p>
          </table:table-cell>
          <table:table-cell office:value-type="float" office:value="2.434415719">
            <text:p>2.434415719</text:p>
          </table:table-cell>
          <table:table-cell office:value-type="float" office:value="1.800778647">
            <text:p>1.800778647</text:p>
          </table:table-cell>
          <table:table-cell office:value-type="float" office:value="1.713986278">
            <text:p>1.713986278</text:p>
          </table:table-cell>
          <table:table-cell table:number-columns-repeated="4"/>
          <table:table-cell table:formula="of:=AVERAGE([.C50:.F50])" office:value-type="float" office:value="2.2674742705">
            <text:p>2.2674742705</text:p>
          </table:table-cell>
          <table:table-cell office:value-type="string">
            <text:p>wyrwidąb</text:p>
          </table:table-cell>
        </table:table-row>
        <table:table-row table:style-name="ro1">
          <table:table-cell office:value-type="string">
            <text:p>żarka</text:p>
          </table:table-cell>
          <table:table-cell office:value-type="string">
            <text:p>pseudo</text:p>
          </table:table-cell>
          <table:table-cell office:value-type="float" office:value="0.8179024718">
            <text:p>0.8179024718</text:p>
          </table:table-cell>
          <table:table-cell office:value-type="float" office:value="0.9508537463">
            <text:p>0.9508537463</text:p>
          </table:table-cell>
          <table:table-cell office:value-type="float" office:value="0.7684634257">
            <text:p>0.7684634257</text:p>
          </table:table-cell>
          <table:table-cell office:value-type="float" office:value="0.8838145592">
            <text:p>0.8838145592</text:p>
          </table:table-cell>
          <table:table-cell office:value-type="float" office:value="2.9642753">
            <text:p>2.9642753</text:p>
          </table:table-cell>
          <table:table-cell table:number-columns-repeated="4"/>
          <table:table-cell table:formula="of:=AVERAGE([.C51:.F51])" office:value-type="float" office:value="0.85525855075">
            <text:p>0.8552585508</text:p>
          </table:table-cell>
          <table:table-cell office:value-type="string">
            <text:p>żarka</text:p>
          </table:table-cell>
        </table:table-row>
        <table:table-row table:style-name="ro1">
          <table:table-cell office:value-type="string">
            <text:p>żarmo</text:p>
          </table:table-cell>
          <table:table-cell office:value-type="string">
            <text:p>pseudo</text:p>
          </table:table-cell>
          <table:table-cell office:value-type="float" office:value="1.167292498">
            <text:p>1.167292498</text:p>
          </table:table-cell>
          <table:table-cell office:value-type="float" office:value="1.034565194">
            <text:p>1.034565194</text:p>
          </table:table-cell>
          <table:table-cell office:value-type="float" office:value="0.8849941804">
            <text:p>0.8849941804</text:p>
          </table:table-cell>
          <table:table-cell office:value-type="float" office:value="0.7352547354">
            <text:p>0.7352547354</text:p>
          </table:table-cell>
          <table:table-cell office:value-type="float" office:value="2.717895855">
            <text:p>2.717895855</text:p>
          </table:table-cell>
          <table:table-cell table:number-columns-repeated="4"/>
          <table:table-cell table:formula="of:=AVERAGE([.C52:.F52])" office:value-type="float" office:value="0.95552665195">
            <text:p>0.955526652</text:p>
          </table:table-cell>
          <table:table-cell office:value-type="string">
            <text:p>żarmo</text:p>
          </table:table-cell>
        </table:table-row>
        <table:table-row table:style-name="ro1">
          <table:table-cell office:value-type="string">
            <text:p>żubar</text:p>
          </table:table-cell>
          <table:table-cell office:value-type="string">
            <text:p>pseudo</text:p>
          </table:table-cell>
          <table:table-cell office:value-type="float" office:value="0.8841490066">
            <text:p>0.8841490066</text:p>
          </table:table-cell>
          <table:table-cell office:value-type="float" office:value="0.967451149">
            <text:p>0.967451149</text:p>
          </table:table-cell>
          <table:table-cell office:value-type="float" office:value="1.00028917">
            <text:p>1.00028917</text:p>
          </table:table-cell>
          <table:table-cell office:value-type="float" office:value="0.7840490346">
            <text:p>0.7840490346</text:p>
          </table:table-cell>
          <table:table-cell office:value-type="float" office:value="1.033062372">
            <text:p>1.033062372</text:p>
          </table:table-cell>
          <table:table-cell table:number-columns-repeated="4"/>
          <table:table-cell table:formula="of:=AVERAGE([.C53:.F53])" office:value-type="float" office:value="0.90898459005">
            <text:p>0.9089845901</text:p>
          </table:table-cell>
          <table:table-cell office:value-type="string">
            <text:p>żubar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ENG.K2:ENG.L5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6/07/2016</text:date>, <text:time>11:0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2:05:38.31</meta:creation-date>
    <dc:date>2016-06-07T11:00:20.57</dc:date>
    <meta:editing-duration>PT41M11S</meta:editing-duration>
    <meta:editing-cycles>6</meta:editing-cycles>
    <meta:generator>OpenOffice/4.1.2$Win32 OpenOffice.org_project/412m3$Build-9782</meta:generator>
    <meta:document-statistic meta:table-count="3" meta:cell-count="947" meta:object-count="0"/>
  </office:meta>
</office:document-meta>
</file>